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216cm" svg:y="0.578cm">
            <draw:object draw:notify-on-update-of-ranges="Sheet1.B1:Sheet1.B1 Sheet1.B2:Sheet1.B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lative val</text:p>
          </table:table-cell>
          <table:table-cell table:style-name="ce1" office:value-type="string" calcext:value-type="string">
            <text:p>Tau const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POWER(EXP(1);(-[.A2]/[.C2])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POWER(EXP(1);(-[.A3]/[.C3]))" office:value-type="float" office:value="0.939413062813476" calcext:value-type="float">
            <text:p>0.939413062813476</text:p>
          </table:table-cell>
          <table:table-cell table:formula="of:=[.C2]" office:value-type="float" office:value="16" calcext:value-type="float">
            <text:p>16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POWER(EXP(1);(-[.A4]/[.C4]))" office:value-type="float" office:value="0.882496902584596" calcext:value-type="float">
            <text:p>0.882496902584596</text:p>
          </table:table-cell>
          <table:table-cell table:formula="of:=[.C3]" office:value-type="float" office:value="16" calcext:value-type="float">
            <text:p>16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POWER(EXP(1);(-[.A5]/[.C5]))" office:value-type="float" office:value="0.8290291181804" calcext:value-type="float">
            <text:p>0.8290291181804</text:p>
          </table:table-cell>
          <table:table-cell table:formula="of:=[.C4]" office:value-type="float" office:value="16" calcext:value-type="float">
            <text:p>16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POWER(EXP(1);(-[.A6]/[.C6]))" office:value-type="float" office:value="0.778800783071405" calcext:value-type="float">
            <text:p>0.778800783071405</text:p>
          </table:table-cell>
          <table:table-cell table:formula="of:=[.C5]" office:value-type="float" office:value="16" calcext:value-type="float">
            <text:p>16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POWER(EXP(1);(-[.A7]/[.C7]))" office:value-type="float" office:value="0.731615628946642" calcext:value-type="float">
            <text:p>0.731615628946642</text:p>
          </table:table-cell>
          <table:table-cell table:formula="of:=[.C6]" office:value-type="float" office:value="16" calcext:value-type="float">
            <text:p>16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POWER(EXP(1);(-[.A8]/[.C8]))" office:value-type="float" office:value="0.687289278790972" calcext:value-type="float">
            <text:p>0.687289278790972</text:p>
          </table:table-cell>
          <table:table-cell table:formula="of:=[.C7]" office:value-type="float" office:value="16" calcext:value-type="float">
            <text:p>1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POWER(EXP(1);(-[.A9]/[.C9]))" office:value-type="float" office:value="0.645648526427892" calcext:value-type="float">
            <text:p>0.645648526427892</text:p>
          </table:table-cell>
          <table:table-cell table:formula="of:=[.C8]" office:value-type="float" office:value="16" calcext:value-type="float">
            <text:p>16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POWER(EXP(1);(-[.A10]/[.C10]))" office:value-type="float" office:value="0.606530659712633" calcext:value-type="float">
            <text:p>0.606530659712633</text:p>
          </table:table-cell>
          <table:table-cell table:formula="of:=[.C9]" office:value-type="float" office:value="16" calcext:value-type="float">
            <text:p>16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POWER(EXP(1);(-[.A11]/[.C11]))" office:value-type="float" office:value="0.569782824730923" calcext:value-type="float">
            <text:p>0.569782824730923</text:p>
          </table:table-cell>
          <table:table-cell table:formula="of:=[.C10]" office:value-type="float" office:value="16" calcext:value-type="float">
            <text:p>16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POWER(EXP(1);(-[.A12]/[.C12]))" office:value-type="float" office:value="0.53526142851899" calcext:value-type="float">
            <text:p>0.53526142851899</text:p>
          </table:table-cell>
          <table:table-cell table:formula="of:=[.C11]" office:value-type="float" office:value="16" calcext:value-type="float">
            <text:p>16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POWER(EXP(1);(-[.A13]/[.C13]))" office:value-type="float" office:value="0.502831577970941" calcext:value-type="float">
            <text:p>0.502831577970941</text:p>
          </table:table-cell>
          <table:table-cell table:formula="of:=[.C12]" office:value-type="float" office:value="16" calcext:value-type="float">
            <text:p>16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POWER(EXP(1);(-[.A14]/[.C14]))" office:value-type="float" office:value="0.472366552741015" calcext:value-type="float">
            <text:p>0.472366552741015</text:p>
          </table:table-cell>
          <table:table-cell table:formula="of:=[.C13]" office:value-type="float" office:value="16" calcext:value-type="float">
            <text:p>16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POWER(EXP(1);(-[.A15]/[.C15]))" office:value-type="float" office:value="0.44374731008108" calcext:value-type="float">
            <text:p>0.44374731008108</text:p>
          </table:table-cell>
          <table:table-cell table:formula="of:=[.C14]" office:value-type="float" office:value="16" calcext:value-type="float">
            <text:p>16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POWER(EXP(1);(-[.A16]/[.C16]))" office:value-type="float" office:value="0.416862019678508" calcext:value-type="float">
            <text:p>0.416862019678508</text:p>
          </table:table-cell>
          <table:table-cell table:formula="of:=[.C15]" office:value-type="float" office:value="16" calcext:value-type="float">
            <text:p>16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POWER(EXP(1);(-[.A17]/[.C17]))" office:value-type="float" office:value="0.391605626676799" calcext:value-type="float">
            <text:p>0.391605626676799</text:p>
          </table:table-cell>
          <table:table-cell table:formula="of:=[.C16]" office:value-type="float" office:value="16" calcext:value-type="float">
            <text:p>16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POWER(EXP(1);(-[.A18]/[.C18]))" office:value-type="float" office:value="0.367879441171442" calcext:value-type="float">
            <text:p>0.367879441171442</text:p>
          </table:table-cell>
          <table:table-cell table:formula="of:=[.C17]" office:value-type="float" office:value="16" calcext:value-type="float">
            <text:p>16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POWER(EXP(1);(-[.A19]/[.C19]))" office:value-type="float" office:value="0.345590752576975" calcext:value-type="float">
            <text:p>0.345590752576975</text:p>
          </table:table-cell>
          <table:table-cell table:formula="of:=[.C18]" office:value-type="float" office:value="16" calcext:value-type="float">
            <text:p>16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POWER(EXP(1);(-[.A20]/[.C20]))" office:value-type="float" office:value="0.32465246735835" calcext:value-type="float">
            <text:p>0.32465246735835</text:p>
          </table:table-cell>
          <table:table-cell table:formula="of:=[.C19]" office:value-type="float" office:value="16" calcext:value-type="float">
            <text:p>16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POWER(EXP(1);(-[.A21]/[.C21]))" office:value-type="float" office:value="0.304982768711059" calcext:value-type="float">
            <text:p>0.304982768711059</text:p>
          </table:table-cell>
          <table:table-cell table:formula="of:=[.C20]" office:value-type="float" office:value="16" calcext:value-type="float">
            <text:p>16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POWER(EXP(1);(-[.A22]/[.C22]))" office:value-type="float" office:value="0.28650479686019" calcext:value-type="float">
            <text:p>0.28650479686019</text:p>
          </table:table-cell>
          <table:table-cell table:formula="of:=[.C21]" office:value-type="float" office:value="16" calcext:value-type="float">
            <text:p>16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POWER(EXP(1);(-[.A23]/[.C23]))" office:value-type="float" office:value="0.269146348729184" calcext:value-type="float">
            <text:p>0.269146348729184</text:p>
          </table:table-cell>
          <table:table-cell table:formula="of:=[.C22]" office:value-type="float" office:value="16" calcext:value-type="float">
            <text:p>16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POWER(EXP(1);(-[.A24]/[.C24]))" office:value-type="float" office:value="0.252839595804747" calcext:value-type="float">
            <text:p>0.252839595804747</text:p>
          </table:table-cell>
          <table:table-cell table:formula="of:=[.C23]" office:value-type="float" office:value="16" calcext:value-type="float">
            <text:p>16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POWER(EXP(1);(-[.A25]/[.C25]))" office:value-type="float" office:value="0.237520819095458" calcext:value-type="float">
            <text:p>0.237520819095458</text:p>
          </table:table-cell>
          <table:table-cell table:formula="of:=[.C24]" office:value-type="float" office:value="16" calcext:value-type="float">
            <text:p>16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POWER(EXP(1);(-[.A26]/[.C26]))" office:value-type="float" office:value="0.22313016014843" calcext:value-type="float">
            <text:p>0.22313016014843</text:p>
          </table:table-cell>
          <table:table-cell table:formula="of:=[.C25]" office:value-type="float" office:value="16" calcext:value-type="float">
            <text:p>16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POWER(EXP(1);(-[.A27]/[.C27]))" office:value-type="float" office:value="0.209611387151098" calcext:value-type="float">
            <text:p>0.209611387151098</text:p>
          </table:table-cell>
          <table:table-cell table:formula="of:=[.C26]" office:value-type="float" office:value="16" calcext:value-type="float">
            <text:p>16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POWER(EXP(1);(-[.A28]/[.C28]))" office:value-type="float" office:value="0.196911675204194" calcext:value-type="float">
            <text:p>0.196911675204194</text:p>
          </table:table-cell>
          <table:table-cell table:formula="of:=[.C27]" office:value-type="float" office:value="16" calcext:value-type="float">
            <text:p>16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POWER(EXP(1);(-[.A29]/[.C29]))" office:value-type="float" office:value="0.184981399907304" calcext:value-type="float">
            <text:p>0.184981399907304</text:p>
          </table:table-cell>
          <table:table-cell table:formula="of:=[.C28]" office:value-type="float" office:value="16" calcext:value-type="float">
            <text:p>16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POWER(EXP(1);(-[.A30]/[.C30]))" office:value-type="float" office:value="0.173773943450445" calcext:value-type="float">
            <text:p>0.173773943450445</text:p>
          </table:table-cell>
          <table:table-cell table:formula="of:=[.C29]" office:value-type="float" office:value="16" calcext:value-type="float">
            <text:p>16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POWER(EXP(1);(-[.A31]/[.C31]))" office:value-type="float" office:value="0.163245512453958" calcext:value-type="float">
            <text:p>0.163245512453958</text:p>
          </table:table-cell>
          <table:table-cell table:formula="of:=[.C30]" office:value-type="float" office:value="16" calcext:value-type="float">
            <text:p>16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POWER(EXP(1);(-[.A32]/[.C32]))" office:value-type="float" office:value="0.153354966844928" calcext:value-type="float">
            <text:p>0.153354966844928</text:p>
          </table:table-cell>
          <table:table-cell table:formula="of:=[.C31]" office:value-type="float" office:value="16" calcext:value-type="float">
            <text:p>16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POWER(EXP(1);(-[.A33]/[.C33]))" office:value-type="float" office:value="0.144063659101453" calcext:value-type="float">
            <text:p>0.144063659101453</text:p>
          </table:table-cell>
          <table:table-cell table:formula="of:=[.C32]" office:value-type="float" office:value="16" calcext:value-type="float">
            <text:p>16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POWER(EXP(1);(-[.A34]/[.C34]))" office:value-type="float" office:value="0.135335283236613" calcext:value-type="float">
            <text:p>0.135335283236613</text:p>
          </table:table-cell>
          <table:table-cell table:formula="of:=[.C33]" office:value-type="float" office:value="16" calcext:value-type="float">
            <text:p>16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POWER(EXP(1);(-[.A35]/[.C35]))" office:value-type="float" office:value="0.127135732932036" calcext:value-type="float">
            <text:p>0.127135732932036</text:p>
          </table:table-cell>
          <table:table-cell table:formula="of:=[.C34]" office:value-type="float" office:value="16" calcext:value-type="float">
            <text:p>16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POWER(EXP(1);(-[.A36]/[.C36]))" office:value-type="float" office:value="0.11943296826672" calcext:value-type="float">
            <text:p>0.11943296826672</text:p>
          </table:table-cell>
          <table:table-cell table:formula="of:=[.C35]" office:value-type="float" office:value="16" calcext:value-type="float">
            <text:p>16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POWER(EXP(1);(-[.A37]/[.C37]))" office:value-type="float" office:value="0.112196890520344" calcext:value-type="float">
            <text:p>0.112196890520344</text:p>
          </table:table-cell>
          <table:table-cell table:formula="of:=[.C36]" office:value-type="float" office:value="16" calcext:value-type="float">
            <text:p>16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POWER(EXP(1);(-[.A38]/[.C38]))" office:value-type="float" office:value="0.105399224561864" calcext:value-type="float">
            <text:p>0.105399224561864</text:p>
          </table:table-cell>
          <table:table-cell table:formula="of:=[.C37]" office:value-type="float" office:value="16" calcext:value-type="float">
            <text:p>16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POWER(EXP(1);(-[.A39]/[.C39]))" office:value-type="float" office:value="0.0990134083638263" calcext:value-type="float">
            <text:p>0.0990134083638263</text:p>
          </table:table-cell>
          <table:table-cell table:formula="of:=[.C38]" office:value-type="float" office:value="16" calcext:value-type="float">
            <text:p>16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POWER(EXP(1);(-[.A40]/[.C40]))" office:value-type="float" office:value="0.0930144892106635" calcext:value-type="float">
            <text:p>0.0930144892106635</text:p>
          </table:table-cell>
          <table:table-cell table:formula="of:=[.C39]" office:value-type="float" office:value="16" calcext:value-type="float">
            <text:p>16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POWER(EXP(1);(-[.A41]/[.C41]))" office:value-type="float" office:value="0.0873790261954204" calcext:value-type="float">
            <text:p>0.0873790261954204</text:p>
          </table:table-cell>
          <table:table-cell table:formula="of:=[.C40]" office:value-type="float" office:value="16" calcext:value-type="float">
            <text:p>16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POWER(EXP(1);(-[.A42]/[.C42]))" office:value-type="float" office:value="0.0820849986238988" calcext:value-type="float">
            <text:p>0.0820849986238988</text:p>
          </table:table-cell>
          <table:table-cell table:formula="of:=[.C41]" office:value-type="float" office:value="16" calcext:value-type="float">
            <text:p>16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POWER(EXP(1);(-[.A43]/[.C43]))" office:value-type="float" office:value="0.0771117199683167" calcext:value-type="float">
            <text:p>0.0771117199683167</text:p>
          </table:table-cell>
          <table:table-cell table:formula="of:=[.C42]" office:value-type="float" office:value="16" calcext:value-type="float">
            <text:p>16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POWER(EXP(1);(-[.A44]/[.C44]))" office:value-type="float" office:value="0.0724397570342515" calcext:value-type="float">
            <text:p>0.0724397570342515</text:p>
          </table:table-cell>
          <table:table-cell table:formula="of:=[.C43]" office:value-type="float" office:value="16" calcext:value-type="float">
            <text:p>16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POWER(EXP(1);(-[.A45]/[.C45]))" office:value-type="float" office:value="0.0680508540250102" calcext:value-type="float">
            <text:p>0.0680508540250102</text:p>
          </table:table-cell>
          <table:table-cell table:formula="of:=[.C44]" office:value-type="float" office:value="16" calcext:value-type="float">
            <text:p>16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POWER(EXP(1);(-[.A46]/[.C46]))" office:value-type="float" office:value="0.0639278612067076" calcext:value-type="float">
            <text:p>0.0639278612067076</text:p>
          </table:table-cell>
          <table:table-cell table:formula="of:=[.C45]" office:value-type="float" office:value="16" calcext:value-type="float">
            <text:p>16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POWER(EXP(1);(-[.A47]/[.C47]))" office:value-type="float" office:value="0.060054667895308" calcext:value-type="float">
            <text:p>0.060054667895308</text:p>
          </table:table-cell>
          <table:table-cell table:formula="of:=[.C46]" office:value-type="float" office:value="16" calcext:value-type="float">
            <text:p>16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POWER(EXP(1);(-[.A48]/[.C48]))" office:value-type="float" office:value="0.0564161395037774" calcext:value-type="float">
            <text:p>0.0564161395037774</text:p>
          </table:table-cell>
          <table:table-cell table:formula="of:=[.C47]" office:value-type="float" office:value="16" calcext:value-type="float">
            <text:p>16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POWER(EXP(1);(-[.A49]/[.C49]))" office:value-type="float" office:value="0.0529980584033558" calcext:value-type="float">
            <text:p>0.0529980584033558</text:p>
          </table:table-cell>
          <table:table-cell table:formula="of:=[.C48]" office:value-type="float" office:value="16" calcext:value-type="float">
            <text:p>16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POWER(EXP(1);(-[.A50]/[.C50]))" office:value-type="float" office:value="0.049787068367864" calcext:value-type="float">
            <text:p>0.049787068367864</text:p>
          </table:table-cell>
          <table:table-cell table:formula="of:=[.C49]" office:value-type="float" office:value="16" calcext:value-type="float">
            <text:p>16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POWER(EXP(1);(-[.A51]/[.C51]))" office:value-type="float" office:value="0.046770622383959" calcext:value-type="float">
            <text:p>0.046770622383959</text:p>
          </table:table-cell>
          <table:table-cell table:formula="of:=[.C50]" office:value-type="float" office:value="16" calcext:value-type="float">
            <text:p>16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POWER(EXP(1);(-[.A52]/[.C52]))" office:value-type="float" office:value="0.0439369336234074" calcext:value-type="float">
            <text:p>0.0439369336234074</text:p>
          </table:table-cell>
          <table:table-cell table:formula="of:=[.C51]" office:value-type="float" office:value="16" calcext:value-type="float">
            <text:p>16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POWER(EXP(1);(-[.A53]/[.C53]))" office:value-type="float" office:value="0.0412749293857976" calcext:value-type="float">
            <text:p>0.0412749293857976</text:p>
          </table:table-cell>
          <table:table-cell table:formula="of:=[.C52]" office:value-type="float" office:value="16" calcext:value-type="float">
            <text:p>16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POWER(EXP(1);(-[.A54]/[.C54]))" office:value-type="float" office:value="0.038774207831722" calcext:value-type="float">
            <text:p>0.038774207831722</text:p>
          </table:table-cell>
          <table:table-cell table:formula="of:=[.C53]" office:value-type="float" office:value="16" calcext:value-type="float">
            <text:p>16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POWER(EXP(1);(-[.A55]/[.C55]))" office:value-type="float" office:value="0.0364249973373642" calcext:value-type="float">
            <text:p>0.0364249973373642</text:p>
          </table:table-cell>
          <table:table-cell table:formula="of:=[.C54]" office:value-type="float" office:value="16" calcext:value-type="float">
            <text:p>16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POWER(EXP(1);(-[.A56]/[.C56]))" office:value-type="float" office:value="0.034218118311666" calcext:value-type="float">
            <text:p>0.034218118311666</text:p>
          </table:table-cell>
          <table:table-cell table:formula="of:=[.C55]" office:value-type="float" office:value="16" calcext:value-type="float">
            <text:p>16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POWER(EXP(1);(-[.A57]/[.C57]))" office:value-type="float" office:value="0.0321449473268761" calcext:value-type="float">
            <text:p>0.0321449473268761</text:p>
          </table:table-cell>
          <table:table-cell table:formula="of:=[.C56]" office:value-type="float" office:value="16" calcext:value-type="float">
            <text:p>16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POWER(EXP(1);(-[.A58]/[.C58]))" office:value-type="float" office:value="0.0301973834223185" calcext:value-type="float">
            <text:p>0.0301973834223185</text:p>
          </table:table-cell>
          <table:table-cell table:formula="of:=[.C57]" office:value-type="float" office:value="16" calcext:value-type="float">
            <text:p>16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POWER(EXP(1);(-[.A59]/[.C59]))" office:value-type="float" office:value="0.0283678164497131" calcext:value-type="float">
            <text:p>0.0283678164497131</text:p>
          </table:table-cell>
          <table:table-cell table:formula="of:=[.C58]" office:value-type="float" office:value="16" calcext:value-type="float">
            <text:p>16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POWER(EXP(1);(-[.A60]/[.C60]))" office:value-type="float" office:value="0.0266490973363555" calcext:value-type="float">
            <text:p>0.0266490973363555</text:p>
          </table:table-cell>
          <table:table-cell table:formula="of:=[.C59]" office:value-type="float" office:value="16" calcext:value-type="float">
            <text:p>16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POWER(EXP(1);(-[.A61]/[.C61]))" office:value-type="float" office:value="0.0250345101499602" calcext:value-type="float">
            <text:p>0.0250345101499602</text:p>
          </table:table-cell>
          <table:table-cell table:formula="of:=[.C60]" office:value-type="float" office:value="16" calcext:value-type="float">
            <text:p>16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POWER(EXP(1);(-[.A62]/[.C62]))" office:value-type="float" office:value="0.0235177458560091" calcext:value-type="float">
            <text:p>0.0235177458560091</text:p>
          </table:table-cell>
          <table:table-cell table:formula="of:=[.C61]" office:value-type="float" office:value="16" calcext:value-type="float">
            <text:p>16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POWER(EXP(1);(-[.A63]/[.C63]))" office:value-type="float" office:value="0.0220928776650625" calcext:value-type="float">
            <text:p>0.0220928776650625</text:p>
          </table:table-cell>
          <table:table-cell table:formula="of:=[.C62]" office:value-type="float" office:value="16" calcext:value-type="float">
            <text:p>16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POWER(EXP(1);(-[.A64]/[.C64]))" office:value-type="float" office:value="0.0207543378736997" calcext:value-type="float">
            <text:p>0.0207543378736997</text:p>
          </table:table-cell>
          <table:table-cell table:formula="of:=[.C63]" office:value-type="float" office:value="16" calcext:value-type="float">
            <text:p>16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POWER(EXP(1);(-[.A65]/[.C65]))" office:value-type="float" office:value="0.019496896108598" calcext:value-type="float">
            <text:p>0.019496896108598</text:p>
          </table:table-cell>
          <table:table-cell table:formula="of:=[.C64]" office:value-type="float" office:value="16" calcext:value-type="float">
            <text:p>16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POWER(EXP(1);(-[.A66]/[.C66]))" office:value-type="float" office:value="0.0183156388887342" calcext:value-type="float">
            <text:p>0.0183156388887342</text:p>
          </table:table-cell>
          <table:table-cell table:formula="of:=[.C65]" office:value-type="float" office:value="16" calcext:value-type="float">
            <text:p>16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POWER(EXP(1);(-[.A67]/[.C67]))" office:value-type="float" office:value="0.0172059504258514" calcext:value-type="float">
            <text:p>0.0172059504258514</text:p>
          </table:table-cell>
          <table:table-cell table:formula="of:=[.C66]" office:value-type="float" office:value="16" calcext:value-type="float">
            <text:p>16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POWER(EXP(1);(-[.A68]/[.C68]))" office:value-type="float" office:value="0.0161634945881659" calcext:value-type="float">
            <text:p>0.0161634945881659</text:p>
          </table:table-cell>
          <table:table-cell table:formula="of:=[.C67]" office:value-type="float" office:value="16" calcext:value-type="float">
            <text:p>16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POWER(EXP(1);(-[.A69]/[.C69]))" office:value-type="float" office:value="0.0151841979568379" calcext:value-type="float">
            <text:p>0.0151841979568379</text:p>
          </table:table-cell>
          <table:table-cell table:formula="of:=[.C68]" office:value-type="float" office:value="16" calcext:value-type="float">
            <text:p>16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POWER(EXP(1);(-[.A70]/[.C70]))" office:value-type="float" office:value="0.0142642339089993" calcext:value-type="float">
            <text:p>0.0142642339089993</text:p>
          </table:table-cell>
          <table:table-cell table:formula="of:=[.C69]" office:value-type="float" office:value="16" calcext:value-type="float">
            <text:p>16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POWER(EXP(1);(-[.A71]/[.C71]))" office:value-type="float" office:value="0.0134000076651408" calcext:value-type="float">
            <text:p>0.0134000076651408</text:p>
          </table:table-cell>
          <table:table-cell table:formula="of:=[.C70]" office:value-type="float" office:value="16" calcext:value-type="float">
            <text:p>16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POWER(EXP(1);(-[.A72]/[.C72]))" office:value-type="float" office:value="0.012588142242434" calcext:value-type="float">
            <text:p>0.012588142242434</text:p>
          </table:table-cell>
          <table:table-cell table:formula="of:=[.C71]" office:value-type="float" office:value="16" calcext:value-type="float">
            <text:p>16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POWER(EXP(1);(-[.A73]/[.C73]))" office:value-type="float" office:value="0.0118254652590966" calcext:value-type="float">
            <text:p>0.0118254652590966</text:p>
          </table:table-cell>
          <table:table-cell table:formula="of:=[.C72]" office:value-type="float" office:value="16" calcext:value-type="float">
            <text:p>16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POWER(EXP(1);(-[.A74]/[.C74]))" office:value-type="float" office:value="0.0111089965382423" calcext:value-type="float">
            <text:p>0.0111089965382423</text:p>
          </table:table-cell>
          <table:table-cell table:formula="of:=[.C73]" office:value-type="float" office:value="16" calcext:value-type="float">
            <text:p>16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POWER(EXP(1);(-[.A75]/[.C75]))" office:value-type="float" office:value="0.0104359364627745" calcext:value-type="float">
            <text:p>0.0104359364627745</text:p>
          </table:table-cell>
          <table:table-cell table:formula="of:=[.C74]" office:value-type="float" office:value="16" calcext:value-type="float">
            <text:p>16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POWER(EXP(1);(-[.A76]/[.C76]))" office:value-type="float" office:value="0.00980365503582183" calcext:value-type="float">
            <text:p>0.00980365503582183</text:p>
          </table:table-cell>
          <table:table-cell table:formula="of:=[.C75]" office:value-type="float" office:value="16" calcext:value-type="float">
            <text:p>16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POWER(EXP(1);(-[.A77]/[.C77]))" office:value-type="float" office:value="0.00920968160396814" calcext:value-type="float">
            <text:p>0.00920968160396814</text:p>
          </table:table-cell>
          <table:table-cell table:formula="of:=[.C76]" office:value-type="float" office:value="16" calcext:value-type="float">
            <text:p>16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POWER(EXP(1);(-[.A78]/[.C78]))" office:value-type="float" office:value="0.00865169520312064" calcext:value-type="float">
            <text:p>0.00865169520312064</text:p>
          </table:table-cell>
          <table:table-cell table:formula="of:=[.C77]" office:value-type="float" office:value="16" calcext:value-type="float">
            <text:p>16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POWER(EXP(1);(-[.A79]/[.C79]))" office:value-type="float" office:value="0.00812751548929221" calcext:value-type="float">
            <text:p>0.00812751548929221</text:p>
          </table:table-cell>
          <table:table-cell table:formula="of:=[.C78]" office:value-type="float" office:value="16" calcext:value-type="float">
            <text:p>16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POWER(EXP(1);(-[.A80]/[.C80]))" office:value-type="float" office:value="0.00763509421885996" calcext:value-type="float">
            <text:p>0.00763509421885996</text:p>
          </table:table-cell>
          <table:table-cell table:formula="of:=[.C79]" office:value-type="float" office:value="16" calcext:value-type="float">
            <text:p>16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POWER(EXP(1);(-[.A81]/[.C81]))" office:value-type="float" office:value="0.0071725072450087" calcext:value-type="float">
            <text:p>0.0071725072450087</text:p>
          </table:table-cell>
          <table:table-cell table:formula="of:=[.C80]" office:value-type="float" office:value="16" calcext:value-type="float">
            <text:p>16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POWER(EXP(1);(-[.A82]/[.C82]))" office:value-type="float" office:value="0.00673794699908547" calcext:value-type="float">
            <text:p>0.00673794699908547</text:p>
          </table:table-cell>
          <table:table-cell table:formula="of:=[.C81]" office:value-type="float" office:value="16" calcext:value-type="float">
            <text:p>16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POWER(EXP(1);(-[.A83]/[.C83]))" office:value-type="float" office:value="0.00632971542748575" calcext:value-type="float">
            <text:p>0.00632971542748575</text:p>
          </table:table-cell>
          <table:table-cell table:formula="of:=[.C82]" office:value-type="float" office:value="16" calcext:value-type="float">
            <text:p>16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POWER(EXP(1);(-[.A84]/[.C84]))" office:value-type="float" office:value="0.0059462173564721" calcext:value-type="float">
            <text:p>0.0059462173564721</text:p>
          </table:table-cell>
          <table:table-cell table:formula="of:=[.C83]" office:value-type="float" office:value="16" calcext:value-type="float">
            <text:p>16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POWER(EXP(1);(-[.A85]/[.C85]))" office:value-type="float" office:value="0.0055859542589981" calcext:value-type="float">
            <text:p>0.0055859542589981</text:p>
          </table:table-cell>
          <table:table-cell table:formula="of:=[.C84]" office:value-type="float" office:value="16" calcext:value-type="float">
            <text:p>16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POWER(EXP(1);(-[.A86]/[.C86]))" office:value-type="float" office:value="0.00524751839918139" calcext:value-type="float">
            <text:p>0.00524751839918139</text:p>
          </table:table-cell>
          <table:table-cell table:formula="of:=[.C85]" office:value-type="float" office:value="16" calcext:value-type="float">
            <text:p>16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POWER(EXP(1);(-[.A87]/[.C87]))" office:value-type="float" office:value="0.00492958733154505" calcext:value-type="float">
            <text:p>0.00492958733154505</text:p>
          </table:table-cell>
          <table:table-cell table:formula="of:=[.C86]" office:value-type="float" office:value="16" calcext:value-type="float">
            <text:p>16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POWER(EXP(1);(-[.A88]/[.C88]))" office:value-type="float" office:value="0.00463091873353325" calcext:value-type="float">
            <text:p>0.00463091873353325</text:p>
          </table:table-cell>
          <table:table-cell table:formula="of:=[.C87]" office:value-type="float" office:value="16" calcext:value-type="float">
            <text:p>16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POWER(EXP(1);(-[.A89]/[.C89]))" office:value-type="float" office:value="0.00435034555110877" calcext:value-type="float">
            <text:p>0.00435034555110877</text:p>
          </table:table-cell>
          <table:table-cell table:formula="of:=[.C88]" office:value-type="float" office:value="16" calcext:value-type="float">
            <text:p>16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POWER(EXP(1);(-[.A90]/[.C90]))" office:value-type="float" office:value="0.00408677143846407" calcext:value-type="float">
            <text:p>0.00408677143846407</text:p>
          </table:table-cell>
          <table:table-cell table:formula="of:=[.C89]" office:value-type="float" office:value="16" calcext:value-type="float">
            <text:p>16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POWER(EXP(1);(-[.A91]/[.C91]))" office:value-type="float" office:value="0.00383916647402616" calcext:value-type="float">
            <text:p>0.00383916647402616</text:p>
          </table:table-cell>
          <table:table-cell table:formula="of:=[.C90]" office:value-type="float" office:value="16" calcext:value-type="float">
            <text:p>16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POWER(EXP(1);(-[.A92]/[.C92]))" office:value-type="float" office:value="0.00360656313601573" calcext:value-type="float">
            <text:p>0.00360656313601573</text:p>
          </table:table-cell>
          <table:table-cell table:formula="of:=[.C91]" office:value-type="float" office:value="16" calcext:value-type="float">
            <text:p>16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POWER(EXP(1);(-[.A93]/[.C93]))" office:value-type="float" office:value="0.00338805252183471" calcext:value-type="float">
            <text:p>0.00338805252183471</text:p>
          </table:table-cell>
          <table:table-cell table:formula="of:=[.C92]" office:value-type="float" office:value="16" calcext:value-type="float">
            <text:p>16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POWER(EXP(1);(-[.A94]/[.C94]))" office:value-type="float" office:value="0.00318278079650967" calcext:value-type="float">
            <text:p>0.00318278079650967</text:p>
          </table:table-cell>
          <table:table-cell table:formula="of:=[.C93]" office:value-type="float" office:value="16" calcext:value-type="float">
            <text:p>16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POWER(EXP(1);(-[.A95]/[.C95]))" office:value-type="float" office:value="0.00298994585631306" calcext:value-type="float">
            <text:p>0.00298994585631306</text:p>
          </table:table-cell>
          <table:table-cell table:formula="of:=[.C94]" office:value-type="float" office:value="16" calcext:value-type="float">
            <text:p>16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POWER(EXP(1);(-[.A96]/[.C96]))" office:value-type="float" office:value="0.00280879419452551" calcext:value-type="float">
            <text:p>0.00280879419452551</text:p>
          </table:table-cell>
          <table:table-cell table:formula="of:=[.C95]" office:value-type="float" office:value="16" calcext:value-type="float">
            <text:p>16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POWER(EXP(1);(-[.A97]/[.C97]))" office:value-type="float" office:value="0.00263861795709192" calcext:value-type="float">
            <text:p>0.00263861795709192</text:p>
          </table:table-cell>
          <table:table-cell table:formula="of:=[.C96]" office:value-type="float" office:value="16" calcext:value-type="float">
            <text:p>16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POWER(EXP(1);(-[.A98]/[.C98]))" office:value-type="float" office:value="0.00247875217666636" calcext:value-type="float">
            <text:p>0.00247875217666636</text:p>
          </table:table-cell>
          <table:table-cell table:formula="of:=[.C97]" office:value-type="float" office:value="16" calcext:value-type="float">
            <text:p>16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POWER(EXP(1);(-[.A99]/[.C99]))" office:value-type="float" office:value="0.00232857217423771" calcext:value-type="float">
            <text:p>0.00232857217423771</text:p>
          </table:table-cell>
          <table:table-cell table:formula="of:=[.C98]" office:value-type="float" office:value="16" calcext:value-type="float">
            <text:p>16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POWER(EXP(1);(-[.A100]/[.C100]))" office:value-type="float" office:value="0.00218749111818289" calcext:value-type="float">
            <text:p>0.00218749111818289</text:p>
          </table:table-cell>
          <table:table-cell table:formula="of:=[.C99]" office:value-type="float" office:value="16" calcext:value-type="float">
            <text:p>16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POWER(EXP(1);(-[.A101]/[.C101]))" office:value-type="float" office:value="0.00205495773120946" calcext:value-type="float">
            <text:p>0.00205495773120946</text:p>
          </table:table-cell>
          <table:table-cell table:formula="of:=[.C100]" office:value-type="float" office:value="16" calcext:value-type="float">
            <text:p>16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POWER(EXP(1);(-[.A102]/[.C102]))" office:value-type="float" office:value="0.00193045413622771" calcext:value-type="float">
            <text:p>0.00193045413622771</text:p>
          </table:table-cell>
          <table:table-cell table:formula="of:=[.C101]" office:value-type="float" office:value="16" calcext:value-type="float">
            <text:p>16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POWER(EXP(1);(-[.A103]/[.C103]))" office:value-type="float" office:value="0.00181349383273462" calcext:value-type="float">
            <text:p>0.00181349383273462</text:p>
          </table:table-cell>
          <table:table-cell table:formula="of:=[.C102]" office:value-type="float" office:value="16" calcext:value-type="float">
            <text:p>16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POWER(EXP(1);(-[.A104]/[.C104]))" office:value-type="float" office:value="0.00170361979580257" calcext:value-type="float">
            <text:p>0.00170361979580257</text:p>
          </table:table-cell>
          <table:table-cell table:formula="of:=[.C103]" office:value-type="float" office:value="16" calcext:value-type="float">
            <text:p>16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POWER(EXP(1);(-[.A105]/[.C105]))" office:value-type="float" office:value="0.00160040269024456" calcext:value-type="float">
            <text:p>0.00160040269024456</text:p>
          </table:table-cell>
          <table:table-cell table:formula="of:=[.C104]" office:value-type="float" office:value="16" calcext:value-type="float">
            <text:p>16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POWER(EXP(1);(-[.A106]/[.C106]))" office:value-type="float" office:value="0.00150343919297757" calcext:value-type="float">
            <text:p>0.00150343919297757</text:p>
          </table:table-cell>
          <table:table-cell table:formula="of:=[.C105]" office:value-type="float" office:value="16" calcext:value-type="float">
            <text:p>16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POWER(EXP(1);(-[.A107]/[.C107]))" office:value-type="float" office:value="0.00141235041702888" calcext:value-type="float">
            <text:p>0.00141235041702888</text:p>
          </table:table-cell>
          <table:table-cell table:formula="of:=[.C106]" office:value-type="float" office:value="16" calcext:value-type="float">
            <text:p>16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POWER(EXP(1);(-[.A108]/[.C108]))" office:value-type="float" office:value="0.00132678043102699" calcext:value-type="float">
            <text:p>0.00132678043102699</text:p>
          </table:table-cell>
          <table:table-cell table:formula="of:=[.C107]" office:value-type="float" office:value="16" calcext:value-type="float">
            <text:p>16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POWER(EXP(1);(-[.A109]/[.C109]))" office:value-type="float" office:value="0.00124639486839205" calcext:value-type="float">
            <text:p>0.00124639486839205</text:p>
          </table:table-cell>
          <table:table-cell table:formula="of:=[.C108]" office:value-type="float" office:value="16" calcext:value-type="float">
            <text:p>16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POWER(EXP(1);(-[.A110]/[.C110]))" office:value-type="float" office:value="0.00117087962079117" calcext:value-type="float">
            <text:p>0.00117087962079117</text:p>
          </table:table-cell>
          <table:table-cell table:formula="of:=[.C109]" office:value-type="float" office:value="16" calcext:value-type="float">
            <text:p>16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POWER(EXP(1);(-[.A111]/[.C111]))" office:value-type="float" office:value="0.00109993961075332" calcext:value-type="float">
            <text:p>0.00109993961075332</text:p>
          </table:table-cell>
          <table:table-cell table:formula="of:=[.C110]" office:value-type="float" office:value="16" calcext:value-type="float">
            <text:p>16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POWER(EXP(1);(-[.A112]/[.C112]))" office:value-type="float" office:value="0.00103329763864764" calcext:value-type="float">
            <text:p>0.00103329763864764</text:p>
          </table:table-cell>
          <table:table-cell table:formula="of:=[.C111]" office:value-type="float" office:value="16" calcext:value-type="float">
            <text:p>16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POWER(EXP(1);(-[.A113]/[.C113]))" office:value-type="float" office:value="0.000970693299519909" calcext:value-type="float">
            <text:p>0.000970693299519909</text:p>
          </table:table-cell>
          <table:table-cell table:formula="of:=[.C112]" office:value-type="float" office:value="16" calcext:value-type="float">
            <text:p>16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POWER(EXP(1);(-[.A114]/[.C114]))" office:value-type="float" office:value="0.000911881965554517" calcext:value-type="float">
            <text:p>0.000911881965554517</text:p>
          </table:table-cell>
          <table:table-cell table:formula="of:=[.C113]" office:value-type="float" office:value="16" calcext:value-type="float">
            <text:p>16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POWER(EXP(1);(-[.A115]/[.C115]))" office:value-type="float" office:value="0.000856633830185941" calcext:value-type="float">
            <text:p>0.000856633830185941</text:p>
          </table:table-cell>
          <table:table-cell table:formula="of:=[.C114]" office:value-type="float" office:value="16" calcext:value-type="float">
            <text:p>16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POWER(EXP(1);(-[.A116]/[.C116]))" office:value-type="float" office:value="0.000804733010124614" calcext:value-type="float">
            <text:p>0.000804733010124614</text:p>
          </table:table-cell>
          <table:table-cell table:formula="of:=[.C115]" office:value-type="float" office:value="16" calcext:value-type="float">
            <text:p>16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POWER(EXP(1);(-[.A117]/[.C117]))" office:value-type="float" office:value="0.000755976701788271" calcext:value-type="float">
            <text:p>0.000755976701788271</text:p>
          </table:table-cell>
          <table:table-cell table:formula="of:=[.C116]" office:value-type="float" office:value="16" calcext:value-type="float">
            <text:p>16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POWER(EXP(1);(-[.A118]/[.C118]))" office:value-type="float" office:value="0.000710174388842549" calcext:value-type="float">
            <text:p>0.000710174388842549</text:p>
          </table:table-cell>
          <table:table-cell table:formula="of:=[.C117]" office:value-type="float" office:value="16" calcext:value-type="float">
            <text:p>16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POWER(EXP(1);(-[.A119]/[.C119]))" office:value-type="float" office:value="0.000667147097754268" calcext:value-type="float">
            <text:p>0.000667147097754268</text:p>
          </table:table-cell>
          <table:table-cell table:formula="of:=[.C118]" office:value-type="float" office:value="16" calcext:value-type="float">
            <text:p>16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POWER(EXP(1);(-[.A120]/[.C120]))" office:value-type="float" office:value="0.000626726698448458" calcext:value-type="float">
            <text:p>0.000626726698448458</text:p>
          </table:table-cell>
          <table:table-cell table:formula="of:=[.C119]" office:value-type="float" office:value="16" calcext:value-type="float">
            <text:p>16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POWER(EXP(1);(-[.A121]/[.C121]))" office:value-type="float" office:value="0.000588755247336444" calcext:value-type="float">
            <text:p>0.000588755247336444</text:p>
          </table:table-cell>
          <table:table-cell table:formula="of:=[.C120]" office:value-type="float" office:value="16" calcext:value-type="float">
            <text:p>16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POWER(EXP(1);(-[.A122]/[.C122]))" office:value-type="float" office:value="0.000553084370147834" calcext:value-type="float">
            <text:p>0.000553084370147834</text:p>
          </table:table-cell>
          <table:table-cell table:formula="of:=[.C121]" office:value-type="float" office:value="16" calcext:value-type="float">
            <text:p>16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POWER(EXP(1);(-[.A123]/[.C123]))" office:value-type="float" office:value="0.000519574682154839" calcext:value-type="float">
            <text:p>0.000519574682154839</text:p>
          </table:table-cell>
          <table:table-cell table:formula="of:=[.C122]" office:value-type="float" office:value="16" calcext:value-type="float">
            <text:p>16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POWER(EXP(1);(-[.A124]/[.C124]))" office:value-type="float" office:value="0.000488095243523415" calcext:value-type="float">
            <text:p>0.000488095243523415</text:p>
          </table:table-cell>
          <table:table-cell table:formula="of:=[.C123]" office:value-type="float" office:value="16" calcext:value-type="float">
            <text:p>16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POWER(EXP(1);(-[.A125]/[.C125]))" office:value-type="float" office:value="0.000458523047663021" calcext:value-type="float">
            <text:p>0.000458523047663021</text:p>
          </table:table-cell>
          <table:table-cell table:formula="of:=[.C124]" office:value-type="float" office:value="16" calcext:value-type="float">
            <text:p>16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POWER(EXP(1);(-[.A126]/[.C126]))" office:value-type="float" office:value="0.000430742540575688" calcext:value-type="float">
            <text:p>0.000430742540575688</text:p>
          </table:table-cell>
          <table:table-cell table:formula="of:=[.C125]" office:value-type="float" office:value="16" calcext:value-type="float">
            <text:p>16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POWER(EXP(1);(-[.A127]/[.C127]))" office:value-type="float" office:value="0.000404645169326265" calcext:value-type="float">
            <text:p>0.000404645169326265</text:p>
          </table:table-cell>
          <table:table-cell table:formula="of:=[.C126]" office:value-type="float" office:value="16" calcext:value-type="float">
            <text:p>16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POWER(EXP(1);(-[.A128]/[.C128]))" office:value-type="float" office:value="0.000380128957869464" calcext:value-type="float">
            <text:p>0.000380128957869464</text:p>
          </table:table-cell>
          <table:table-cell table:formula="of:=[.C127]" office:value-type="float" office:value="16" calcext:value-type="float">
            <text:p>16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POWER(EXP(1);(-[.A129]/[.C129]))" office:value-type="float" office:value="0.000357098108576248" calcext:value-type="float">
            <text:p>0.000357098108576248</text:p>
          </table:table-cell>
          <table:table-cell table:formula="of:=[.C128]" office:value-type="float" office:value="16" calcext:value-type="float">
            <text:p>16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POWER(EXP(1);(-[.A130]/[.C130]))" office:value-type="float" office:value="0.000335462627902512" calcext:value-type="float">
            <text:p>0.000335462627902512</text:p>
          </table:table-cell>
          <table:table-cell table:formula="of:=[.C129]" office:value-type="float" office:value="16" calcext:value-type="float">
            <text:p>16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POWER(EXP(1);(-[.A131]/[.C131]))" office:value-type="float" office:value="0.000315137974737356" calcext:value-type="float">
            <text:p>0.000315137974737356</text:p>
          </table:table-cell>
          <table:table-cell table:formula="of:=[.C130]" office:value-type="float" office:value="16" calcext:value-type="float">
            <text:p>16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POWER(EXP(1);(-[.A132]/[.C132]))" office:value-type="float" office:value="0.000296044730056856" calcext:value-type="float">
            <text:p>0.000296044730056856</text:p>
          </table:table-cell>
          <table:table-cell table:formula="of:=[.C131]" office:value-type="float" office:value="16" calcext:value-type="float">
            <text:p>16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POWER(EXP(1);(-[.A133]/[.C133]))" office:value-type="float" office:value="0.000278108286592499" calcext:value-type="float">
            <text:p>0.000278108286592499</text:p>
          </table:table-cell>
          <table:table-cell table:formula="of:=[.C132]" office:value-type="float" office:value="16" calcext:value-type="float">
            <text:p>16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POWER(EXP(1);(-[.A134]/[.C134]))" office:value-type="float" office:value="0.000261258557301668" calcext:value-type="float">
            <text:p>0.000261258557301668</text:p>
          </table:table-cell>
          <table:table-cell table:formula="of:=[.C133]" office:value-type="float" office:value="16" calcext:value-type="float">
            <text:p>16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POWER(EXP(1);(-[.A135]/[.C135]))" office:value-type="float" office:value="0.00024542970150099" calcext:value-type="float">
            <text:p>0.00024542970150099</text:p>
          </table:table-cell>
          <table:table-cell table:formula="of:=[.C134]" office:value-type="float" office:value="16" calcext:value-type="float">
            <text:p>16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POWER(EXP(1);(-[.A136]/[.C136]))" office:value-type="float" office:value="0.000230559867592442" calcext:value-type="float">
            <text:p>0.000230559867592442</text:p>
          </table:table-cell>
          <table:table-cell table:formula="of:=[.C135]" office:value-type="float" office:value="16" calcext:value-type="float">
            <text:p>16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POWER(EXP(1);(-[.A137]/[.C137]))" office:value-type="float" office:value="0.000216590951376885" calcext:value-type="float">
            <text:p>0.000216590951376885</text:p>
          </table:table-cell>
          <table:table-cell table:formula="of:=[.C136]" office:value-type="float" office:value="16" calcext:value-type="float">
            <text:p>16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POWER(EXP(1);(-[.A138]/[.C138]))" office:value-type="float" office:value="0.000203468369010644" calcext:value-type="float">
            <text:p>0.000203468369010644</text:p>
          </table:table-cell>
          <table:table-cell table:formula="of:=[.C137]" office:value-type="float" office:value="16" calcext:value-type="float">
            <text:p>16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POWER(EXP(1);(-[.A139]/[.C139]))" office:value-type="float" office:value="0.000191140843717952" calcext:value-type="float">
            <text:p>0.000191140843717952</text:p>
          </table:table-cell>
          <table:table-cell table:formula="of:=[.C138]" office:value-type="float" office:value="16" calcext:value-type="float">
            <text:p>16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POWER(EXP(1);(-[.A140]/[.C140]))" office:value-type="float" office:value="0.000179560205425833" calcext:value-type="float">
            <text:p>0.000179560205425833</text:p>
          </table:table-cell>
          <table:table-cell table:formula="of:=[.C139]" office:value-type="float" office:value="16" calcext:value-type="float">
            <text:p>16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POWER(EXP(1);(-[.A141]/[.C141]))" office:value-type="float" office:value="0.000168681202538499" calcext:value-type="float">
            <text:p>0.000168681202538499</text:p>
          </table:table-cell>
          <table:table-cell table:formula="of:=[.C140]" office:value-type="float" office:value="16" calcext:value-type="float">
            <text:p>16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POWER(EXP(1);(-[.A142]/[.C142]))" office:value-type="float" office:value="0.000158461325115751" calcext:value-type="float">
            <text:p>0.000158461325115751</text:p>
          </table:table-cell>
          <table:table-cell table:formula="of:=[.C141]" office:value-type="float" office:value="16" calcext:value-type="float">
            <text:p>16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POWER(EXP(1);(-[.A143]/[.C143]))" office:value-type="float" office:value="0.00014886063876447" calcext:value-type="float">
            <text:p>0.00014886063876447</text:p>
          </table:table-cell>
          <table:table-cell table:formula="of:=[.C142]" office:value-type="float" office:value="16" calcext:value-type="float">
            <text:p>16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POWER(EXP(1);(-[.A144]/[.C144]))" office:value-type="float" office:value="0.000139841628594101" calcext:value-type="float">
            <text:p>0.000139841628594101</text:p>
          </table:table-cell>
          <table:table-cell table:formula="of:=[.C143]" office:value-type="float" office:value="16" calcext:value-type="float">
            <text:p>16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POWER(EXP(1);(-[.A145]/[.C145]))" office:value-type="float" office:value="0.000131369052626409" calcext:value-type="float">
            <text:p>0.000131369052626409</text:p>
          </table:table-cell>
          <table:table-cell table:formula="of:=[.C144]" office:value-type="float" office:value="16" calcext:value-type="float">
            <text:p>16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POWER(EXP(1);(-[.A146]/[.C146]))" office:value-type="float" office:value="0.00012340980408668" calcext:value-type="float">
            <text:p>0.00012340980408668</text:p>
          </table:table-cell>
          <table:table-cell table:formula="of:=[.C145]" office:value-type="float" office:value="16" calcext:value-type="float">
            <text:p>16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POWER(EXP(1);(-[.A147]/[.C147]))" office:value-type="float" office:value="0.000115932782038279" calcext:value-type="float">
            <text:p>0.000115932782038279</text:p>
          </table:table-cell>
          <table:table-cell table:formula="of:=[.C146]" office:value-type="float" office:value="16" calcext:value-type="float">
            <text:p>16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POWER(EXP(1);(-[.A148]/[.C148]))" office:value-type="float" office:value="0.000108908769855067" calcext:value-type="float">
            <text:p>0.000108908769855067</text:p>
          </table:table-cell>
          <table:table-cell table:formula="of:=[.C147]" office:value-type="float" office:value="16" calcext:value-type="float">
            <text:p>16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POWER(EXP(1);(-[.A149]/[.C149]))" office:value-type="float" office:value="0.000102310321056796" calcext:value-type="float">
            <text:p>0.000102310321056796</text:p>
          </table:table-cell>
          <table:table-cell table:formula="of:=[.C148]" office:value-type="float" office:value="16" calcext:value-type="float">
            <text:p>16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POWER(EXP(1);(-[.A150]/[.C150]))" office:value-type="float" office:value="0.0000961116520613947" calcext:value-type="float">
            <text:p>9.61116520613947E-05</text:p>
          </table:table-cell>
          <table:table-cell table:formula="of:=[.C149]" office:value-type="float" office:value="16" calcext:value-type="float">
            <text:p>16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POWER(EXP(1);(-[.A151]/[.C151]))" office:value-type="float" office:value="0.000090288541435058" calcext:value-type="float">
            <text:p>9.0288541435058E-05</text:p>
          </table:table-cell>
          <table:table-cell table:formula="of:=[.C150]" office:value-type="float" office:value="16" calcext:value-type="float">
            <text:p>16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POWER(EXP(1);(-[.A152]/[.C152]))" office:value-type="float" office:value="0.0000848182352464692" calcext:value-type="float">
            <text:p>8.48182352464692E-05</text:p>
          </table:table-cell>
          <table:table-cell table:formula="of:=[.C151]" office:value-type="float" office:value="16" calcext:value-type="float">
            <text:p>16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POWER(EXP(1);(-[.A153]/[.C153]))" office:value-type="float" office:value="0.0000796793581553195" calcext:value-type="float">
            <text:p>7.96793581553195E-05</text:p>
          </table:table-cell>
          <table:table-cell table:formula="of:=[.C152]" office:value-type="float" office:value="16" calcext:value-type="float">
            <text:p>16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POWER(EXP(1);(-[.A154]/[.C154]))" office:value-type="float" office:value="0.0000748518298877006" calcext:value-type="float">
            <text:p>7.48518298877006E-05</text:p>
          </table:table-cell>
          <table:table-cell table:formula="of:=[.C153]" office:value-type="float" office:value="16" calcext:value-type="float">
            <text:p>16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POWER(EXP(1);(-[.A155]/[.C155]))" office:value-type="float" office:value="0.0000703167867719981" calcext:value-type="float">
            <text:p>7.03167867719981E-05</text:p>
          </table:table-cell>
          <table:table-cell table:formula="of:=[.C154]" office:value-type="float" office:value="16" calcext:value-type="float">
            <text:p>16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POWER(EXP(1);(-[.A156]/[.C156]))" office:value-type="float" office:value="0.0000660565080286849" calcext:value-type="float">
            <text:p>6.60565080286849E-05</text:p>
          </table:table-cell>
          <table:table-cell table:formula="of:=[.C155]" office:value-type="float" office:value="16" calcext:value-type="float">
            <text:p>16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POWER(EXP(1);(-[.A157]/[.C157]))" office:value-type="float" office:value="0.0000620543465259898" calcext:value-type="float">
            <text:p>6.20543465259898E-05</text:p>
          </table:table-cell>
          <table:table-cell table:formula="of:=[.C156]" office:value-type="float" office:value="16" calcext:value-type="float">
            <text:p>16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POWER(EXP(1);(-[.A158]/[.C158]))" office:value-type="float" office:value="0.0000582946637308688" calcext:value-type="float">
            <text:p>5.82946637308688E-05</text:p>
          </table:table-cell>
          <table:table-cell table:formula="of:=[.C157]" office:value-type="float" office:value="16" calcext:value-type="float">
            <text:p>16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POWER(EXP(1);(-[.A159]/[.C159]))" office:value-type="float" office:value="0.0000547627686010971" calcext:value-type="float">
            <text:p>5.47627686010971E-05</text:p>
          </table:table-cell>
          <table:table-cell table:formula="of:=[.C158]" office:value-type="float" office:value="16" calcext:value-type="float">
            <text:p>16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POWER(EXP(1);(-[.A160]/[.C160]))" office:value-type="float" office:value="0.0000514448601797023" calcext:value-type="float">
            <text:p>5.14448601797023E-05</text:p>
          </table:table-cell>
          <table:table-cell table:formula="of:=[.C159]" office:value-type="float" office:value="16" calcext:value-type="float">
            <text:p>16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POWER(EXP(1);(-[.A161]/[.C161]))" office:value-type="float" office:value="0.0000483279736674252" calcext:value-type="float">
            <text:p>4.83279736674252E-05</text:p>
          </table:table-cell>
          <table:table-cell table:formula="of:=[.C160]" office:value-type="float" office:value="16" calcext:value-type="float">
            <text:p>16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POWER(EXP(1);(-[.A162]/[.C162]))" office:value-type="float" office:value="0.0000453999297624849" calcext:value-type="float">
            <text:p>4.53999297624849E-05</text:p>
          </table:table-cell>
          <table:table-cell table:formula="of:=[.C161]" office:value-type="float" office:value="16" calcext:value-type="float">
            <text:p>16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POWER(EXP(1);(-[.A163]/[.C163]))" office:value-type="float" office:value="0.0000426492870696926" calcext:value-type="float">
            <text:p>4.26492870696926E-05</text:p>
          </table:table-cell>
          <table:table-cell table:formula="of:=[.C162]" office:value-type="float" office:value="16" calcext:value-type="float">
            <text:p>16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POWER(EXP(1);(-[.A164]/[.C164]))" office:value-type="float" office:value="0.0000400652973929511" calcext:value-type="float">
            <text:p>4.00652973929511E-05</text:p>
          </table:table-cell>
          <table:table-cell table:formula="of:=[.C163]" office:value-type="float" office:value="16" calcext:value-type="float">
            <text:p>16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POWER(EXP(1);(-[.A165]/[.C165]))" office:value-type="float" office:value="0.000037637863736445" calcext:value-type="float">
            <text:p>3.7637863736445E-05</text:p>
          </table:table-cell>
          <table:table-cell table:formula="of:=[.C164]" office:value-type="float" office:value="16" calcext:value-type="float">
            <text:p>16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POWER(EXP(1);(-[.A166]/[.C166]))" office:value-type="float" office:value="0.00003535750085041" calcext:value-type="float">
            <text:p>3.535750085041E-05</text:p>
          </table:table-cell>
          <table:table-cell table:formula="of:=[.C165]" office:value-type="float" office:value="16" calcext:value-type="float">
            <text:p>16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POWER(EXP(1);(-[.A167]/[.C167]))" office:value-type="float" office:value="0.0000332152981673137" calcext:value-type="float">
            <text:p>3.32152981673137E-05</text:p>
          </table:table-cell>
          <table:table-cell table:formula="of:=[.C166]" office:value-type="float" office:value="16" calcext:value-type="float">
            <text:p>16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POWER(EXP(1);(-[.A168]/[.C168]))" office:value-type="float" office:value="0.000031202884983619" calcext:value-type="float">
            <text:p>3.1202884983619E-05</text:p>
          </table:table-cell>
          <table:table-cell table:formula="of:=[.C167]" office:value-type="float" office:value="16" calcext:value-type="float">
            <text:p>16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POWER(EXP(1);(-[.A169]/[.C169]))" office:value-type="float" office:value="0.0000293123977510782" calcext:value-type="float">
            <text:p>2.93123977510782E-05</text:p>
          </table:table-cell>
          <table:table-cell table:formula="of:=[.C168]" office:value-type="float" office:value="16" calcext:value-type="float">
            <text:p>16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POWER(EXP(1);(-[.A170]/[.C170]))" office:value-type="float" office:value="0.0000275364493497472" calcext:value-type="float">
            <text:p>2.75364493497472E-05</text:p>
          </table:table-cell>
          <table:table-cell table:formula="of:=[.C169]" office:value-type="float" office:value="16" calcext:value-type="float">
            <text:p>16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POWER(EXP(1);(-[.A171]/[.C171]))" office:value-type="float" office:value="0.0000258681002226541" calcext:value-type="float">
            <text:p>2.58681002226541E-05</text:p>
          </table:table-cell>
          <table:table-cell table:formula="of:=[.C170]" office:value-type="float" office:value="16" calcext:value-type="float">
            <text:p>16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POWER(EXP(1);(-[.A172]/[.C172]))" office:value-type="float" office:value="0.0000243008312593295" calcext:value-type="float">
            <text:p>2.43008312593295E-05</text:p>
          </table:table-cell>
          <table:table-cell table:formula="of:=[.C171]" office:value-type="float" office:value="16" calcext:value-type="float">
            <text:p>16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POWER(EXP(1);(-[.A173]/[.C173]))" office:value-type="float" office:value="0.0000228285183222402" calcext:value-type="float">
            <text:p>2.28285183222402E-05</text:p>
          </table:table-cell>
          <table:table-cell table:formula="of:=[.C172]" office:value-type="float" office:value="16" calcext:value-type="float">
            <text:p>16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POWER(EXP(1);(-[.A174]/[.C174]))" office:value-type="float" office:value="0.0000214454083165892" calcext:value-type="float">
            <text:p>2.14454083165892E-05</text:p>
          </table:table-cell>
          <table:table-cell table:formula="of:=[.C173]" office:value-type="float" office:value="16" calcext:value-type="float">
            <text:p>16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POWER(EXP(1);(-[.A175]/[.C175]))" office:value-type="float" office:value="0.0000201460967099726" calcext:value-type="float">
            <text:p>2.01460967099726E-05</text:p>
          </table:table-cell>
          <table:table-cell table:formula="of:=[.C174]" office:value-type="float" office:value="16" calcext:value-type="float">
            <text:p>16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POWER(EXP(1);(-[.A176]/[.C176]))" office:value-type="float" office:value="0.0000189255064140519" calcext:value-type="float">
            <text:p>1.89255064140519E-05</text:p>
          </table:table-cell>
          <table:table-cell table:formula="of:=[.C175]" office:value-type="float" office:value="16" calcext:value-type="float">
            <text:p>16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POWER(EXP(1);(-[.A177]/[.C177]))" office:value-type="float" office:value="0.0000177788679457206" calcext:value-type="float">
            <text:p>1.77788679457206E-05</text:p>
          </table:table-cell>
          <table:table-cell table:formula="of:=[.C176]" office:value-type="float" office:value="16" calcext:value-type="float">
            <text:p>16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POWER(EXP(1);(-[.A178]/[.C178]))" office:value-type="float" office:value="0.0000167017007902457" calcext:value-type="float">
            <text:p>1.67017007902457E-05</text:p>
          </table:table-cell>
          <table:table-cell table:formula="of:=[.C177]" office:value-type="float" office:value="16" calcext:value-type="float">
            <text:p>16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POWER(EXP(1);(-[.A179]/[.C179]))" office:value-type="float" office:value="0.0000156897958935589" calcext:value-type="float">
            <text:p>1.56897958935589E-05</text:p>
          </table:table-cell>
          <table:table-cell table:formula="of:=[.C178]" office:value-type="float" office:value="16" calcext:value-type="float">
            <text:p>16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POWER(EXP(1);(-[.A180]/[.C180]))" office:value-type="float" office:value="0.0000147391992152865" calcext:value-type="float">
            <text:p>1.47391992152865E-05</text:p>
          </table:table-cell>
          <table:table-cell table:formula="of:=[.C179]" office:value-type="float" office:value="16" calcext:value-type="float">
            <text:p>16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POWER(EXP(1);(-[.A181]/[.C181]))" office:value-type="float" office:value="0.0000138461962782503" calcext:value-type="float">
            <text:p>1.38461962782503E-05</text:p>
          </table:table-cell>
          <table:table-cell table:formula="of:=[.C180]" office:value-type="float" office:value="16" calcext:value-type="float">
            <text:p>16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POWER(EXP(1);(-[.A182]/[.C182]))" office:value-type="float" office:value="0.0000130072976540676" calcext:value-type="float">
            <text:p>1.30072976540676E-05</text:p>
          </table:table-cell>
          <table:table-cell table:formula="of:=[.C181]" office:value-type="float" office:value="16" calcext:value-type="float">
            <text:p>16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POWER(EXP(1);(-[.A183]/[.C183]))" office:value-type="float" office:value="0.0000122192253281342" calcext:value-type="float">
            <text:p>1.22192253281342E-05</text:p>
          </table:table-cell>
          <table:table-cell table:formula="of:=[.C182]" office:value-type="float" office:value="16" calcext:value-type="float">
            <text:p>16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POWER(EXP(1);(-[.A184]/[.C184]))" office:value-type="float" office:value="0.0000114788998907106" calcext:value-type="float">
            <text:p>1.14788998907106E-05</text:p>
          </table:table-cell>
          <table:table-cell table:formula="of:=[.C183]" office:value-type="float" office:value="16" calcext:value-type="float">
            <text:p>16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POWER(EXP(1);(-[.A185]/[.C185]))" office:value-type="float" office:value="0.0000107834285040617" calcext:value-type="float">
            <text:p>1.07834285040617E-05</text:p>
          </table:table-cell>
          <table:table-cell table:formula="of:=[.C184]" office:value-type="float" office:value="16" calcext:value-type="float">
            <text:p>16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POWER(EXP(1);(-[.A186]/[.C186]))" office:value-type="float" office:value="0.0000101300935986307" calcext:value-type="float">
            <text:p>1.01300935986307E-05</text:p>
          </table:table-cell>
          <table:table-cell table:formula="of:=[.C185]" office:value-type="float" office:value="16" calcext:value-type="float">
            <text:p>16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POWER(EXP(1);(-[.A187]/[.C187]))" office:value-type="float" office:value="0.00000951634225407687" calcext:value-type="float">
            <text:p>9.51634225407687E-06</text:p>
          </table:table-cell>
          <table:table-cell table:formula="of:=[.C186]" office:value-type="float" office:value="16" calcext:value-type="float">
            <text:p>16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POWER(EXP(1);(-[.A188]/[.C188]))" office:value-type="float" office:value="0.00000893977622368365" calcext:value-type="float">
            <text:p>8.93977622368365E-06</text:p>
          </table:table-cell>
          <table:table-cell table:formula="of:=[.C187]" office:value-type="float" office:value="16" calcext:value-type="float">
            <text:p>16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POWER(EXP(1);(-[.A189]/[.C189]))" office:value-type="float" office:value="0.00000839814256315774" calcext:value-type="float">
            <text:p>8.39814256315774E-06</text:p>
          </table:table-cell>
          <table:table-cell table:formula="of:=[.C188]" office:value-type="float" office:value="16" calcext:value-type="float">
            <text:p>16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POWER(EXP(1);(-[.A190]/[.C190]))" office:value-type="float" office:value="0.00000788932482720023" calcext:value-type="float">
            <text:p>7.88932482720023E-06</text:p>
          </table:table-cell>
          <table:table-cell table:formula="of:=[.C189]" office:value-type="float" office:value="16" calcext:value-type="float">
            <text:p>16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POWER(EXP(1);(-[.A191]/[.C191]))" office:value-type="float" office:value="0.00000741133479945056" calcext:value-type="float">
            <text:p>7.41133479945056E-06</text:p>
          </table:table-cell>
          <table:table-cell table:formula="of:=[.C190]" office:value-type="float" office:value="16" calcext:value-type="float">
            <text:p>16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POWER(EXP(1);(-[.A192]/[.C192]))" office:value-type="float" office:value="0.00000696230472348795" calcext:value-type="float">
            <text:p>6.96230472348795E-06</text:p>
          </table:table-cell>
          <table:table-cell table:formula="of:=[.C191]" office:value-type="float" office:value="16" calcext:value-type="float">
            <text:p>16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POWER(EXP(1);(-[.A193]/[.C193]))" office:value-type="float" office:value="0.00000654048000453254" calcext:value-type="float">
            <text:p>6.54048000453254E-06</text:p>
          </table:table-cell>
          <table:table-cell table:formula="of:=[.C192]" office:value-type="float" office:value="16" calcext:value-type="float">
            <text:p>16</text:p>
          </table:table-cell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POWER(EXP(1);(-[.A194]/[.C194]))" office:value-type="float" office:value="0.00000614421235332821" calcext:value-type="float">
            <text:p>6.14421235332821E-06</text:p>
          </table:table-cell>
          <table:table-cell table:formula="of:=[.C193]" office:value-type="float" office:value="16" calcext:value-type="float">
            <text:p>16</text:p>
          </table:table-cell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POWER(EXP(1);(-[.A195]/[.C195]))" office:value-type="float" office:value="0.00000577195334541645" calcext:value-type="float">
            <text:p>5.77195334541645E-06</text:p>
          </table:table-cell>
          <table:table-cell table:formula="of:=[.C194]" office:value-type="float" office:value="16" calcext:value-type="float">
            <text:p>16</text:p>
          </table:table-cell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POWER(EXP(1);(-[.A196]/[.C196]))" office:value-type="float" office:value="0.00000542224837063416" calcext:value-type="float">
            <text:p>5.42224837063416E-06</text:p>
          </table:table-cell>
          <table:table-cell table:formula="of:=[.C195]" office:value-type="float" office:value="16" calcext:value-type="float">
            <text:p>16</text:p>
          </table:table-cell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POWER(EXP(1);(-[.A197]/[.C197]))" office:value-type="float" office:value="0.00000509373094919281" calcext:value-type="float">
            <text:p>5.09373094919281E-06</text:p>
          </table:table-cell>
          <table:table-cell table:formula="of:=[.C196]" office:value-type="float" office:value="16" calcext:value-type="float">
            <text:p>16</text:p>
          </table:table-cell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POWER(EXP(1);(-[.A198]/[.C198]))" office:value-type="float" office:value="0.00000478511739212901" calcext:value-type="float">
            <text:p>4.78511739212901E-06</text:p>
          </table:table-cell>
          <table:table-cell table:formula="of:=[.C197]" office:value-type="float" office:value="16" calcext:value-type="float">
            <text:p>16</text:p>
          </table:table-cell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POWER(EXP(1);(-[.A199]/[.C199]))" office:value-type="float" office:value="0.00000449520178526195" calcext:value-type="float">
            <text:p>4.49520178526195E-06</text:p>
          </table:table-cell>
          <table:table-cell table:formula="of:=[.C198]" office:value-type="float" office:value="16" calcext:value-type="float">
            <text:p>16</text:p>
          </table:table-cell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POWER(EXP(1);(-[.A200]/[.C200]))" office:value-type="float" office:value="0.00000422285127705753" calcext:value-type="float">
            <text:p>4.22285127705753E-06</text:p>
          </table:table-cell>
          <table:table-cell table:formula="of:=[.C199]" office:value-type="float" office:value="16" calcext:value-type="float">
            <text:p>16</text:p>
          </table:table-cell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POWER(EXP(1);(-[.A201]/[.C201]))" office:value-type="float" office:value="0.00000396700165198641" calcext:value-type="float">
            <text:p>3.96700165198641E-06</text:p>
          </table:table-cell>
          <table:table-cell table:formula="of:=[.C200]" office:value-type="float" office:value="16" calcext:value-type="float">
            <text:p>16</text:p>
          </table:table-cell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POWER(EXP(1);(-[.A202]/[.C202]))" office:value-type="float" office:value="0.00000372665317207867" calcext:value-type="float">
            <text:p>3.72665317207867E-06</text:p>
          </table:table-cell>
          <table:table-cell table:formula="of:=[.C201]" office:value-type="float" office:value="16" calcext:value-type="float">
            <text:p>16</text:p>
          </table:table-cell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POWER(EXP(1);(-[.A203]/[.C203]))" office:value-type="float" office:value="0.00000350086667042598" calcext:value-type="float">
            <text:p>3.50086667042598E-06</text:p>
          </table:table-cell>
          <table:table-cell table:formula="of:=[.C202]" office:value-type="float" office:value="16" calcext:value-type="float">
            <text:p>16</text:p>
          </table:table-cell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POWER(EXP(1);(-[.A204]/[.C204]))" office:value-type="float" office:value="0.00000328875988136649" calcext:value-type="float">
            <text:p>3.28875988136649E-06</text:p>
          </table:table-cell>
          <table:table-cell table:formula="of:=[.C203]" office:value-type="float" office:value="16" calcext:value-type="float">
            <text:p>16</text:p>
          </table:table-cell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POWER(EXP(1);(-[.A205]/[.C205]))" office:value-type="float" office:value="0.00000308950399301257" calcext:value-type="float">
            <text:p>3.08950399301257E-06</text:p>
          </table:table-cell>
          <table:table-cell table:formula="of:=[.C204]" office:value-type="float" office:value="16" calcext:value-type="float">
            <text:p>16</text:p>
          </table:table-cell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POWER(EXP(1);(-[.A206]/[.C206]))" office:value-type="float" office:value="0.00000290232040865041" calcext:value-type="float">
            <text:p>2.90232040865041E-06</text:p>
          </table:table-cell>
          <table:table-cell table:formula="of:=[.C205]" office:value-type="float" office:value="16" calcext:value-type="float">
            <text:p>16</text:p>
          </table:table-cell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POWER(EXP(1);(-[.A207]/[.C207]))" office:value-type="float" office:value="0.00000272647770435634" calcext:value-type="float">
            <text:p>2.72647770435634E-06</text:p>
          </table:table-cell>
          <table:table-cell table:formula="of:=[.C206]" office:value-type="float" office:value="16" calcext:value-type="float">
            <text:p>16</text:p>
          </table:table-cell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POWER(EXP(1);(-[.A208]/[.C208]))" office:value-type="float" office:value="0.00000256128877094204" calcext:value-type="float">
            <text:p>2.56128877094204E-06</text:p>
          </table:table-cell>
          <table:table-cell table:formula="of:=[.C207]" office:value-type="float" office:value="16" calcext:value-type="float">
            <text:p>16</text:p>
          </table:table-cell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POWER(EXP(1);(-[.A209]/[.C209]))" office:value-type="float" office:value="0.00000240610812906043" calcext:value-type="float">
            <text:p>2.40610812906043E-06</text:p>
          </table:table-cell>
          <table:table-cell table:formula="of:=[.C208]" office:value-type="float" office:value="16" calcext:value-type="float">
            <text:p>16</text:p>
          </table:table-cell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POWER(EXP(1);(-[.A210]/[.C210]))" office:value-type="float" office:value="0.00000226032940698106" calcext:value-type="float">
            <text:p>2.26032940698106E-06</text:p>
          </table:table-cell>
          <table:table-cell table:formula="of:=[.C209]" office:value-type="float" office:value="16" calcext:value-type="float">
            <text:p>16</text:p>
          </table:table-cell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POWER(EXP(1);(-[.A211]/[.C211]))" office:value-type="float" office:value="0.00000212338297117944" calcext:value-type="float">
            <text:p>2.12338297117944E-06</text:p>
          </table:table-cell>
          <table:table-cell table:formula="of:=[.C210]" office:value-type="float" office:value="16" calcext:value-type="float">
            <text:p>16</text:p>
          </table:table-cell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POWER(EXP(1);(-[.A212]/[.C212]))" office:value-type="float" office:value="0.00000199473370048166" calcext:value-type="float">
            <text:p>1.99473370048166E-06</text:p>
          </table:table-cell>
          <table:table-cell table:formula="of:=[.C211]" office:value-type="float" office:value="16" calcext:value-type="float">
            <text:p>16</text:p>
          </table:table-cell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POWER(EXP(1);(-[.A213]/[.C213]))" office:value-type="float" office:value="0.00000187387889506673" calcext:value-type="float">
            <text:p>1.87387889506673E-06</text:p>
          </table:table-cell>
          <table:table-cell table:formula="of:=[.C212]" office:value-type="float" office:value="16" calcext:value-type="float">
            <text:p>16</text:p>
          </table:table-cell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POWER(EXP(1);(-[.A214]/[.C214]))" office:value-type="float" office:value="0.00000176034631215617" calcext:value-type="float">
            <text:p>1.76034631215617E-06</text:p>
          </table:table-cell>
          <table:table-cell table:formula="of:=[.C213]" office:value-type="float" office:value="16" calcext:value-type="float">
            <text:p>16</text:p>
          </table:table-cell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POWER(EXP(1);(-[.A215]/[.C215]))" office:value-type="float" office:value="0.00000165369232071504" calcext:value-type="float">
            <text:p>1.65369232071504E-06</text:p>
          </table:table-cell>
          <table:table-cell table:formula="of:=[.C214]" office:value-type="float" office:value="16" calcext:value-type="float">
            <text:p>16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POWER(EXP(1);(-[.A216]/[.C216]))" office:value-type="float" office:value="0.00000155350016795404" calcext:value-type="float">
            <text:p>1.55350016795404E-06</text:p>
          </table:table-cell>
          <table:table-cell table:formula="of:=[.C215]" office:value-type="float" office:value="16" calcext:value-type="float">
            <text:p>16</text:p>
          </table:table-cell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POWER(EXP(1);(-[.A217]/[.C217]))" office:value-type="float" office:value="0.00000145937835085895" calcext:value-type="float">
            <text:p>1.45937835085895E-06</text:p>
          </table:table-cell>
          <table:table-cell table:formula="of:=[.C216]" office:value-type="float" office:value="16" calcext:value-type="float">
            <text:p>16</text:p>
          </table:table-cell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POWER(EXP(1);(-[.A218]/[.C218]))" office:value-type="float" office:value="0.00000137095908638409" calcext:value-type="float">
            <text:p>1.37095908638409E-06</text:p>
          </table:table-cell>
          <table:table-cell table:formula="of:=[.C217]" office:value-type="float" office:value="16" calcext:value-type="float">
            <text:p>16</text:p>
          </table:table-cell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POWER(EXP(1);(-[.A219]/[.C219]))" office:value-type="float" office:value="0.00000128789687433204" calcext:value-type="float">
            <text:p>1.28789687433204E-06</text:p>
          </table:table-cell>
          <table:table-cell table:formula="of:=[.C218]" office:value-type="float" office:value="16" calcext:value-type="float">
            <text:p>16</text:p>
          </table:table-cell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POWER(EXP(1);(-[.A220]/[.C220]))" office:value-type="float" office:value="0.00000120986714730416" calcext:value-type="float">
            <text:p>1.20986714730416E-06</text:p>
          </table:table-cell>
          <table:table-cell table:formula="of:=[.C219]" office:value-type="float" office:value="16" calcext:value-type="float">
            <text:p>16</text:p>
          </table:table-cell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POWER(EXP(1);(-[.A221]/[.C221]))" office:value-type="float" office:value="0.00000113656500244641" calcext:value-type="float">
            <text:p>1.13656500244641E-06</text:p>
          </table:table-cell>
          <table:table-cell table:formula="of:=[.C220]" office:value-type="float" office:value="16" calcext:value-type="float">
            <text:p>16</text:p>
          </table:table-cell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POWER(EXP(1);(-[.A222]/[.C222]))" office:value-type="float" office:value="0.00000106770401003478" calcext:value-type="float">
            <text:p>1.06770401003478E-06</text:p>
          </table:table-cell>
          <table:table-cell table:formula="of:=[.C221]" office:value-type="float" office:value="16" calcext:value-type="float">
            <text:p>16</text:p>
          </table:table-cell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POWER(EXP(1);(-[.A223]/[.C223]))" office:value-type="float" office:value="0.00000100301509424501" calcext:value-type="float">
            <text:p>1.00301509424501E-06</text:p>
          </table:table-cell>
          <table:table-cell table:formula="of:=[.C222]" office:value-type="float" office:value="16" calcext:value-type="float">
            <text:p>16</text:p>
          </table:table-cell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POWER(EXP(1);(-[.A224]/[.C224]))" office:value-type="float" office:value="0.00000094224548173285" calcext:value-type="float">
            <text:p>9.42245481732848E-07</text:p>
          </table:table-cell>
          <table:table-cell table:formula="of:=[.C223]" office:value-type="float" office:value="16" calcext:value-type="float">
            <text:p>16</text:p>
          </table:table-cell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POWER(EXP(1);(-[.A225]/[.C225]))" office:value-type="float" office:value="0.00000088515771391681" calcext:value-type="float">
            <text:p>8.85157713916814E-07</text:p>
          </table:table-cell>
          <table:table-cell table:formula="of:=[.C224]" office:value-type="float" office:value="16" calcext:value-type="float">
            <text:p>16</text:p>
          </table:table-cell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POWER(EXP(1);(-[.A226]/[.C226]))" office:value-type="float" office:value="0.00000083152871910357" calcext:value-type="float">
            <text:p>8.31528719103569E-07</text:p>
          </table:table-cell>
          <table:table-cell table:formula="of:=[.C225]" office:value-type="float" office:value="16" calcext:value-type="float">
            <text:p>16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POWER(EXP(1);(-[.A227]/[.C227]))" office:value-type="float" office:value="0.00000078114894083045" calcext:value-type="float">
            <text:p>7.8114894083045E-07</text:p>
          </table:table-cell>
          <table:table-cell table:formula="of:=[.C226]" office:value-type="float" office:value="16" calcext:value-type="float">
            <text:p>16</text:p>
          </table:table-cell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POWER(EXP(1);(-[.A228]/[.C228]))" office:value-type="float" office:value="0.00000073382151901904" calcext:value-type="float">
            <text:p>7.33821519019035E-07</text:p>
          </table:table-cell>
          <table:table-cell table:formula="of:=[.C227]" office:value-type="float" office:value="16" calcext:value-type="float">
            <text:p>16</text:p>
          </table:table-cell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POWER(EXP(1);(-[.A229]/[.C229]))" office:value-type="float" office:value="0.00000068936152074011" calcext:value-type="float">
            <text:p>6.89361520740109E-07</text:p>
          </table:table-cell>
          <table:table-cell table:formula="of:=[.C228]" office:value-type="float" office:value="16" calcext:value-type="float">
            <text:p>16</text:p>
          </table:table-cell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POWER(EXP(1);(-[.A230]/[.C230]))" office:value-type="float" office:value="0.00000064759521758422" calcext:value-type="float">
            <text:p>6.47595217584222E-07</text:p>
          </table:table-cell>
          <table:table-cell table:formula="of:=[.C229]" office:value-type="float" office:value="16" calcext:value-type="float">
            <text:p>16</text:p>
          </table:table-cell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POWER(EXP(1);(-[.A231]/[.C231]))" office:value-type="float" office:value="0.00000060835940681415" calcext:value-type="float">
            <text:p>6.08359406814153E-07</text:p>
          </table:table-cell>
          <table:table-cell table:formula="of:=[.C230]" office:value-type="float" office:value="16" calcext:value-type="float">
            <text:p>16</text:p>
          </table:table-cell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POWER(EXP(1);(-[.A232]/[.C232]))" office:value-type="float" office:value="0.00000057150077364667" calcext:value-type="float">
            <text:p>5.71500773646673E-07</text:p>
          </table:table-cell>
          <table:table-cell table:formula="of:=[.C231]" office:value-type="float" office:value="16" calcext:value-type="float">
            <text:p>16</text:p>
          </table:table-cell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POWER(EXP(1);(-[.A233]/[.C233]))" office:value-type="float" office:value="0.00000053687529217169" calcext:value-type="float">
            <text:p>5.36875292171692E-07</text:p>
          </table:table-cell>
          <table:table-cell table:formula="of:=[.C232]" office:value-type="float" office:value="16" calcext:value-type="float">
            <text:p>16</text:p>
          </table:table-cell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POWER(EXP(1);(-[.A234]/[.C234]))" office:value-type="float" office:value="0.00000050434766256789" calcext:value-type="float">
            <text:p>5.04347662567889E-07</text:p>
          </table:table-cell>
          <table:table-cell table:formula="of:=[.C233]" office:value-type="float" office:value="16" calcext:value-type="float">
            <text:p>16</text:p>
          </table:table-cell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POWER(EXP(1);(-[.A235]/[.C235]))" office:value-type="float" office:value="0.00000047379078241572" calcext:value-type="float">
            <text:p>4.73790782415718E-07</text:p>
          </table:table-cell>
          <table:table-cell table:formula="of:=[.C234]" office:value-type="float" office:value="16" calcext:value-type="float">
            <text:p>16</text:p>
          </table:table-cell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POWER(EXP(1);(-[.A236]/[.C236]))" office:value-type="float" office:value="0.00000044508525004194" calcext:value-type="float">
            <text:p>4.45085250041942E-07</text:p>
          </table:table-cell>
          <table:table-cell table:formula="of:=[.C235]" office:value-type="float" office:value="16" calcext:value-type="float">
            <text:p>16</text:p>
          </table:table-cell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POWER(EXP(1);(-[.A237]/[.C237]))" office:value-type="float" office:value="0.000000418118897955" calcext:value-type="float">
            <text:p>4.18118897955003E-07</text:p>
          </table:table-cell>
          <table:table-cell table:formula="of:=[.C236]" office:value-type="float" office:value="16" calcext:value-type="float">
            <text:p>16</text:p>
          </table:table-cell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POWER(EXP(1);(-[.A238]/[.C238]))" office:value-type="float" office:value="0.0000003927863545481" calcext:value-type="float">
            <text:p>3.92786354548104E-07</text:p>
          </table:table-cell>
          <table:table-cell table:formula="of:=[.C237]" office:value-type="float" office:value="16" calcext:value-type="float">
            <text:p>16</text:p>
          </table:table-cell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POWER(EXP(1);(-[.A239]/[.C239]))" office:value-type="float" office:value="0.00000036898863235737" calcext:value-type="float">
            <text:p>3.68988632357374E-07</text:p>
          </table:table-cell>
          <table:table-cell table:formula="of:=[.C238]" office:value-type="float" office:value="16" calcext:value-type="float">
            <text:p>16</text:p>
          </table:table-cell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POWER(EXP(1);(-[.A240]/[.C240]))" office:value-type="float" office:value="0.0000003466327412662" calcext:value-type="float">
            <text:p>3.46632741266197E-07</text:p>
          </table:table-cell>
          <table:table-cell table:formula="of:=[.C239]" office:value-type="float" office:value="16" calcext:value-type="float">
            <text:p>16</text:p>
          </table:table-cell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POWER(EXP(1);(-[.A241]/[.C241]))" office:value-type="float" office:value="0.00000032563132514431" calcext:value-type="float">
            <text:p>3.25631325144309E-07</text:p>
          </table:table-cell>
          <table:table-cell table:formula="of:=[.C240]" office:value-type="float" office:value="16" calcext:value-type="float">
            <text:p>16</text:p>
          </table:table-cell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POWER(EXP(1);(-[.A242]/[.C242]))" office:value-type="float" office:value="0.00000030590232050183" calcext:value-type="float">
            <text:p>3.05902320501826E-07</text:p>
          </table:table-cell>
          <table:table-cell table:formula="of:=[.C241]" office:value-type="float" office:value="16" calcext:value-type="float">
            <text:p>16</text:p>
          </table:table-cell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POWER(EXP(1);(-[.A243]/[.C243]))" office:value-type="float" office:value="0.00000028736863582437" calcext:value-type="float">
            <text:p>2.8736863582437E-07</text:p>
          </table:table-cell>
          <table:table-cell table:formula="of:=[.C242]" office:value-type="float" office:value="16" calcext:value-type="float">
            <text:p>16</text:p>
          </table:table-cell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POWER(EXP(1);(-[.A244]/[.C244]))" office:value-type="float" office:value="0.0000002699578503363" calcext:value-type="float">
            <text:p>2.69957850336302E-07</text:p>
          </table:table-cell>
          <table:table-cell table:formula="of:=[.C243]" office:value-type="float" office:value="16" calcext:value-type="float">
            <text:p>16</text:p>
          </table:table-cell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POWER(EXP(1);(-[.A245]/[.C245]))" office:value-type="float" office:value="0.00000025360193101497" calcext:value-type="float">
            <text:p>2.53601931014967E-07</text:p>
          </table:table-cell>
          <table:table-cell table:formula="of:=[.C244]" office:value-type="float" office:value="16" calcext:value-type="float">
            <text:p>16</text:p>
          </table:table-cell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POWER(EXP(1);(-[.A246]/[.C246]))" office:value-type="float" office:value="0.00000023823696675018" calcext:value-type="float">
            <text:p>2.38236966750182E-07</text:p>
          </table:table-cell>
          <table:table-cell table:formula="of:=[.C245]" office:value-type="float" office:value="16" calcext:value-type="float">
            <text:p>16</text:p>
          </table:table-cell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POWER(EXP(1);(-[.A247]/[.C247]))" office:value-type="float" office:value="0.00000022380291861018" calcext:value-type="float">
            <text:p>2.23802918610181E-07</text:p>
          </table:table-cell>
          <table:table-cell table:formula="of:=[.C246]" office:value-type="float" office:value="16" calcext:value-type="float">
            <text:p>16</text:p>
          </table:table-cell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POWER(EXP(1);(-[.A248]/[.C248]))" office:value-type="float" office:value="0.00000021024338523818" calcext:value-type="float">
            <text:p>2.10243385238185E-07</text:p>
          </table:table-cell>
          <table:table-cell table:formula="of:=[.C247]" office:value-type="float" office:value="16" calcext:value-type="float">
            <text:p>16</text:p>
          </table:table-cell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POWER(EXP(1);(-[.A249]/[.C249]))" office:value-type="float" office:value="0.00000019750538246288" calcext:value-type="float">
            <text:p>1.97505382462877E-07</text:p>
          </table:table-cell>
          <table:table-cell table:formula="of:=[.C248]" office:value-type="float" office:value="16" calcext:value-type="float">
            <text:p>16</text:p>
          </table:table-cell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POWER(EXP(1);(-[.A250]/[.C250]))" office:value-type="float" office:value="0.0000001855391362616" calcext:value-type="float">
            <text:p>1.85539136261598E-07</text:p>
          </table:table-cell>
          <table:table-cell table:formula="of:=[.C249]" office:value-type="float" office:value="16" calcext:value-type="float">
            <text:p>16</text:p>
          </table:table-cell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POWER(EXP(1);(-[.A251]/[.C251]))" office:value-type="float" office:value="0.00000017429788826727" calcext:value-type="float">
            <text:p>1.74297888267275E-07</text:p>
          </table:table-cell>
          <table:table-cell table:formula="of:=[.C250]" office:value-type="float" office:value="16" calcext:value-type="float">
            <text:p>16</text:p>
          </table:table-cell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POWER(EXP(1);(-[.A252]/[.C252]))" office:value-type="float" office:value="0.00000016373771305908" calcext:value-type="float">
            <text:p>1.63737713059081E-07</text:p>
          </table:table-cell>
          <table:table-cell table:formula="of:=[.C251]" office:value-type="float" office:value="16" calcext:value-type="float">
            <text:p>16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POWER(EXP(1);(-[.A253]/[.C253]))" office:value-type="float" office:value="0.00000015381734652291" calcext:value-type="float">
            <text:p>1.53817346522906E-07</text:p>
          </table:table-cell>
          <table:table-cell table:formula="of:=[.C252]" office:value-type="float" office:value="16" calcext:value-type="float">
            <text:p>16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POWER(EXP(1);(-[.A254]/[.C254]))" office:value-type="float" office:value="0.00000014449802461092" calcext:value-type="float">
            <text:p>1.44498024610925E-07</text:p>
          </table:table-cell>
          <table:table-cell table:formula="of:=[.C253]" office:value-type="float" office:value="16" calcext:value-type="float">
            <text:p>16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POWER(EXP(1);(-[.A255]/[.C255]))" office:value-type="float" office:value="0.00000013574333187025" calcext:value-type="float">
            <text:p>1.35743331870246E-07</text:p>
          </table:table-cell>
          <table:table-cell table:formula="of:=[.C254]" office:value-type="float" office:value="16" calcext:value-type="float">
            <text:p>16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POWER(EXP(1);(-[.A256]/[.C256]))" office:value-type="float" office:value="0.00000012751905914873" calcext:value-type="float">
            <text:p>1.27519059148734E-07</text:p>
          </table:table-cell>
          <table:table-cell table:formula="of:=[.C255]" office:value-type="float" office:value="16" calcext:value-type="float">
            <text:p>16</text:p>
          </table:table-cell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POWER(EXP(1);(-[.A257]/[.C257]))" office:value-type="float" office:value="0.000000119793069922" calcext:value-type="float">
            <text:p>1.19793069922005E-07</text:p>
          </table:table-cell>
          <table:table-cell table:formula="of:=[.C256]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2:13:32.329271295</meta:creation-date>
    <dc:date>2024-09-21T14:03:13.215919351</dc:date>
    <meta:editing-duration>P1DT47M22S</meta:editing-duration>
    <meta:editing-cycles>5</meta:editing-cycles>
    <meta:generator>LibreOffice/7.4.7.2$Linux_X86_64 LibreOffice_project/40$Build-2</meta:generator>
    <meta:document-statistic meta:table-count="1" meta:cell-count="7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4.201cm" style:legend-expansion="high" chart:style-name="ch2"/>
        <chart:plot-area chart:style-name="ch3" table:cell-range-address="Sheet1.B1:Sheet1.B257" chart:data-source-has-labels="row" svg:x="0.32cm" svg:y="0.18cm" svg:width="12.217cm" svg:height="8.64cm">
          <chart:coordinate-region svg:x="1.047cm" svg:y="0.38cm" svg:width="11.49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57" chart:label-cell-address="Sheet1.B1:Sheet1.B1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v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9413062813476">
                <text:p>0.939413062813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2496902584596">
                <text:p>0.882496902584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90291181804">
                <text:p>0.8290291181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8800783071405">
                <text:p>0.778800783071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1615628946642">
                <text:p>0.731615628946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7289278790972">
                <text:p>0.687289278790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5648526427892">
                <text:p>0.645648526427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9782824730923">
                <text:p>0.569782824730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526142851899">
                <text:p>0.53526142851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2831577970941">
                <text:p>0.502831577970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2366552741015">
                <text:p>0.472366552741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4374731008108">
                <text:p>0.44374731008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6862019678508">
                <text:p>0.416862019678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1605626676799">
                <text:p>0.391605626676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5590752576975">
                <text:p>0.345590752576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465246735835">
                <text:p>0.32465246735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4982768711059">
                <text:p>0.304982768711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650479686019">
                <text:p>0.28650479686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9146348729184">
                <text:p>0.269146348729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2839595804747">
                <text:p>0.2528395958047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7520819095458">
                <text:p>0.237520819095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9611387151098">
                <text:p>0.209611387151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6911675204194">
                <text:p>0.196911675204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4981399907304">
                <text:p>0.184981399907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3773943450445">
                <text:p>0.173773943450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3245512453958">
                <text:p>0.1632455124539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3354966844928">
                <text:p>0.153354966844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4063659101453">
                <text:p>0.1440636591014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7135732932036">
                <text:p>0.127135732932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943296826672">
                <text:p>0.11943296826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2196890520344">
                <text:p>0.112196890520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5399224561864">
                <text:p>0.105399224561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90134083638263">
                <text:p>0.0990134083638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30144892106635">
                <text:p>0.0930144892106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73790261954204">
                <text:p>0.0873790261954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20849986238988">
                <text:p>0.08208499862389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71117199683167">
                <text:p>0.0771117199683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24397570342515">
                <text:p>0.0724397570342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80508540250102">
                <text:p>0.0680508540250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39278612067076">
                <text:p>0.0639278612067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0054667895308">
                <text:p>0.060054667895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64161395037774">
                <text:p>0.05641613950377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29980584033558">
                <text:p>0.05299805840335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9787068367864">
                <text:p>0.049787068367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6770622383959">
                <text:p>0.0467706223839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39369336234074">
                <text:p>0.04393693362340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12749293857976">
                <text:p>0.0412749293857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8774207831722">
                <text:p>0.0387742078317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64249973373642">
                <text:p>0.0364249973373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4218118311666">
                <text:p>0.034218118311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21449473268761">
                <text:p>0.03214494732687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01973834223185">
                <text:p>0.03019738342231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83678164497131">
                <text:p>0.0283678164497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66490973363555">
                <text:p>0.0266490973363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50345101499602">
                <text:p>0.0250345101499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35177458560091">
                <text:p>0.02351774585600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20928776650625">
                <text:p>0.022092877665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07543378736997">
                <text:p>0.0207543378736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496896108598">
                <text:p>0.0194968961085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83156388887342">
                <text:p>0.0183156388887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72059504258514">
                <text:p>0.0172059504258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1634945881659">
                <text:p>0.0161634945881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51841979568379">
                <text:p>0.0151841979568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2642339089993">
                <text:p>0.01426423390899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34000076651408">
                <text:p>0.01340000766514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588142242434">
                <text:p>0.012588142242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8254652590966">
                <text:p>0.01182546525909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11089965382423">
                <text:p>0.01110899653824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04359364627745">
                <text:p>0.01043593646277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80365503582183">
                <text:p>0.009803655035821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920968160396814">
                <text:p>0.009209681603968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65169520312064">
                <text:p>0.008651695203120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812751548929221">
                <text:p>0.00812751548929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63509421885996">
                <text:p>0.00763509421885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1725072450087">
                <text:p>0.00717250724500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673794699908547">
                <text:p>0.00673794699908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632971542748575">
                <text:p>0.006329715427485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59462173564721">
                <text:p>0.00594621735647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55859542589981">
                <text:p>0.00558595425899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524751839918139">
                <text:p>0.005247518399181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92958733154505">
                <text:p>0.004929587331545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63091873353325">
                <text:p>0.00463091873353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35034555110877">
                <text:p>0.004350345551108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08677143846407">
                <text:p>0.004086771438464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83916647402616">
                <text:p>0.003839166474026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60656313601573">
                <text:p>0.003606563136015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38805252183471">
                <text:p>0.00338805252183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18278079650967">
                <text:p>0.003182780796509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98994585631306">
                <text:p>0.002989945856313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80879419452551">
                <text:p>0.002808794194525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63861795709192">
                <text:p>0.00263861795709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47875217666636">
                <text:p>0.002478752176666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32857217423771">
                <text:p>0.002328572174237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18749111818289">
                <text:p>0.00218749111818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05495773120946">
                <text:p>0.002054957731209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93045413622771">
                <text:p>0.001930454136227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81349383273462">
                <text:p>0.001813493832734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70361979580257">
                <text:p>0.001703619795802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60040269024456">
                <text:p>0.001600402690244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50343919297757">
                <text:p>0.001503439192977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41235041702888">
                <text:p>0.001412350417028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32678043102699">
                <text:p>0.001326780431026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24639486839205">
                <text:p>0.001246394868392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17087962079117">
                <text:p>0.001170879620791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09993961075332">
                <text:p>0.001099939610753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03329763864764">
                <text:p>0.001033297638647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70693299519909">
                <text:p>0.0009706932995199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11881965554517">
                <text:p>0.0009118819655545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856633830185941">
                <text:p>0.0008566338301859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804733010124614">
                <text:p>0.0008047330101246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755976701788271">
                <text:p>0.0007559767017882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710174388842549">
                <text:p>0.0007101743888425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667147097754268">
                <text:p>0.0006671470977542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626726698448458">
                <text:p>0.0006267266984484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588755247336444">
                <text:p>0.0005887552473364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553084370147834">
                <text:p>0.000553084370147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519574682154839">
                <text:p>0.0005195746821548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488095243523415">
                <text:p>0.0004880952435234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458523047663021">
                <text:p>0.000458523047663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430742540575688">
                <text:p>0.000430742540575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404645169326265">
                <text:p>0.0004046451693262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380128957869464">
                <text:p>0.0003801289578694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357098108576248">
                <text:p>0.0003570981085762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335462627902512">
                <text:p>0.000335462627902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315137974737356">
                <text:p>0.000315137974737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96044730056856">
                <text:p>0.000296044730056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78108286592499">
                <text:p>0.0002781082865924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61258557301668">
                <text:p>0.0002612585573016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4542970150099">
                <text:p>0.000245429701500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30559867592442">
                <text:p>0.0002305598675924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16590951376885">
                <text:p>0.0002165909513768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03468369010644">
                <text:p>0.0002034683690106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191140843717952">
                <text:p>0.0001911408437179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179560205425833">
                <text:p>0.000179560205425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168681202538499">
                <text:p>0.0001686812025384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158461325115751">
                <text:p>0.0001584613251157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14886063876447">
                <text:p>0.000148860638764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39841628594101">
                <text:p>0.0001398416285941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131369052626409">
                <text:p>0.0001313690526264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2340980408668">
                <text:p>0.00012340980408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115932782038279">
                <text:p>0.0001159327820382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108908769855067">
                <text:p>0.000108908769855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102310321056796">
                <text:p>0.0001023103210567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961116520613947">
                <text:p>0.00009611165206139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90288541435058">
                <text:p>0.0000902885414350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848182352464692">
                <text:p>0.00008481823524646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796793581553195">
                <text:p>0.00007967935815531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748518298877006">
                <text:p>0.00007485182988770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703167867719981">
                <text:p>0.00007031678677199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660565080286849">
                <text:p>0.00006605650802868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620543465259898">
                <text:p>0.00006205434652598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582946637308688">
                <text:p>0.00005829466373086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547627686010971">
                <text:p>0.00005476276860109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514448601797023">
                <text:p>0.00005144486017970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483279736674252">
                <text:p>0.00004832797366742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453999297624849">
                <text:p>0.00004539992976248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426492870696926">
                <text:p>0.00004264928706969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400652973929511">
                <text:p>0.0000400652973929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37637863736445">
                <text:p>0.000037637863736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3535750085041">
                <text:p>0.000035357500850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332152981673137">
                <text:p>0.00003321529816731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31202884983619">
                <text:p>0.0000312028849836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293123977510782">
                <text:p>0.00002931239775107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275364493497472">
                <text:p>0.00002753644934974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258681002226541">
                <text:p>0.00002586810022265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243008312593295">
                <text:p>0.00002430083125932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228285183222402">
                <text:p>0.0000228285183222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214454083165892">
                <text:p>0.00002144540831658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201460967099726">
                <text:p>0.0000201460967099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189255064140519">
                <text:p>0.0000189255064140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177788679457206">
                <text:p>0.00001777886794572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167017007902457">
                <text:p>0.00001670170079024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156897958935589">
                <text:p>0.00001568979589355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147391992152865">
                <text:p>0.00001473919921528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138461962782503">
                <text:p>0.00001384619627825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130072976540676">
                <text:p>0.00001300729765406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122192253281342">
                <text:p>0.00001221922532813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114788998907106">
                <text:p>0.0000114788998907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107834285040617">
                <text:p>0.00001078342850406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101300935986307">
                <text:p>0.00001013009359863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951634225407687">
                <text:p>0.000009516342254076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893977622368365">
                <text:p>0.000008939776223683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839814256315774">
                <text:p>0.000008398142563157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788932482720023">
                <text:p>0.000007889324827200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741133479945056">
                <text:p>0.000007411334799450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696230472348795">
                <text:p>0.000006962304723487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654048000453254">
                <text:p>0.000006540480004532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614421235332821">
                <text:p>0.000006144212353328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577195334541645">
                <text:p>0.000005771953345416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542224837063416">
                <text:p>0.000005422248370634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509373094919281">
                <text:p>0.000005093730949192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478511739212901">
                <text:p>0.000004785117392129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449520178526195">
                <text:p>0.000004495201785261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422285127705753">
                <text:p>0.000004222851277057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396700165198641">
                <text:p>0.000003967001651986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372665317207867">
                <text:p>0.000003726653172078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350086667042598">
                <text:p>0.000003500866670425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328875988136649">
                <text:p>0.000003288759881366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308950399301257">
                <text:p>0.000003089503993012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290232040865041">
                <text:p>0.000002902320408650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272647770435634">
                <text:p>0.000002726477704356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256128877094204">
                <text:p>0.000002561288770942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240610812906043">
                <text:p>0.000002406108129060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226032940698106">
                <text:p>0.000002260329406981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212338297117944">
                <text:p>0.000002123382971179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199473370048166">
                <text:p>0.000001994733700481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187387889506673">
                <text:p>0.000001873878895066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176034631215617">
                <text:p>0.000001760346312156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165369232071504">
                <text:p>0.000001653692320715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155350016795404">
                <text:p>0.000001553500167954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145937835085895">
                <text:p>0.000001459378350858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137095908638409">
                <text:p>0.000001370959086384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128789687433204">
                <text:p>0.000001287896874332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120986714730416">
                <text:p>0.000001209867147304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113656500244641">
                <text:p>0.000001136565002446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106770401003478">
                <text:p>0.000001067704010034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100301509424501">
                <text:p>0.000001003015094245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094224548173285">
                <text:p>0.000000942245481732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088515771391681">
                <text:p>0.000000885157713916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083152871910357">
                <text:p>0.000000831528719103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078114894083045">
                <text:p>0.000000781148940830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073382151901904">
                <text:p>0.000000733821519019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068936152074011">
                <text:p>0.000000689361520740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064759521758422">
                <text:p>0.000000647595217584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060835940681415">
                <text:p>0.000000608359406814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057150077364667">
                <text:p>0.00000057150077364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053687529217169">
                <text:p>0.000000536875292171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050434766256789">
                <text:p>0.000000504347662567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47379078241572">
                <text:p>0.000000473790782415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044508525004194">
                <text:p>0.000000445085250041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418118897955">
                <text:p>0.0000004181188979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03927863545481">
                <text:p>0.00000039278635454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036898863235737">
                <text:p>0.000000368988632357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03466327412662">
                <text:p>0.00000034663274126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032563132514431">
                <text:p>0.000000325631325144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30590232050183">
                <text:p>0.000000305902320501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028736863582437">
                <text:p>0.000000287368635824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02699578503363">
                <text:p>0.00000026995785033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025360193101497">
                <text:p>0.000000253601931014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023823696675018">
                <text:p>0.00000023823696675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022380291861018">
                <text:p>0.000000223802918610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021024338523818">
                <text:p>0.000000210243385238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019750538246288">
                <text:p>0.000000197505382462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01855391362616">
                <text:p>0.00000018553913626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017429788826727">
                <text:p>0.000000174297888267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16373771305908">
                <text:p>0.000000163737713059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015381734652291">
                <text:p>0.000000153817346522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014449802461092">
                <text:p>0.000000144498024610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013574333187025">
                <text:p>0.000000135743331870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012751905914873">
                <text:p>0.000000127519059148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119793069922">
                <text:p>0.000000119793069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